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01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22.3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e699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a9d18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9dc3e6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55a11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4b183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548235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aa61a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bd7cb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7477b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adc5e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d7d31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7f7f7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be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a65d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add58a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57983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</style:style>
    <style:style style:name="ce26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4">
      <style:table-cell-properties fo:border-bottom="none" fo:background-color="#ffe699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4">
      <style:table-cell-properties fo:border-bottom="none" fo:background-color="#a9d18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4">
      <style:table-cell-properties fo:border-bottom="none" fo:background-color="#e2f0d9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4">
      <style:table-cell-properties fo:border-bottom="none" fo:background-color="#9dc3e6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4">
      <style:table-cell-properties fo:border-bottom="none" fo:background-color="#92d05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 style:data-style-name="N4">
      <style:table-cell-properties fo:border-bottom="none" fo:background-color="#c55a1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order-bottom="none" fo:background-color="#f4b183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4">
      <style:table-cell-properties fo:border-bottom="none" fo:background-color="#54823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6" style:family="table-cell" style:parent-style-name="Default" style:data-style-name="N4">
      <style:table-cell-properties fo:border-bottom="1.76pt solid #000000" fo:background-color="#fff2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 style:data-style-name="N4">
      <style:table-cell-properties fo:background-color="#faa61a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 style:data-style-name="N4">
      <style:table-cell-properties fo:background-color="#bd7cb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Default" style:data-style-name="N4">
      <style:table-cell-properties fo:background-color="#7477b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4">
      <style:table-cell-properties fo:background-color="#adc5e7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" style:family="table-cell" style:parent-style-name="Default" style:data-style-name="N4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3" style:family="table-cell" style:parent-style-name="Default" style:data-style-name="N4">
      <style:table-cell-properties fo:background-color="#ed7d31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Default" style:data-style-name="N4">
      <style:table-cell-properties fo:background-color="#7f7f7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cbe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4">
      <style:table-cell-properties fo:background-color="#00a65d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4">
      <style:table-cell-properties fo:background-color="#add58a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faa61a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ed1c24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7cb5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55a11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2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order-bottom="none" fo:background-color="#faa61a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6" style:family="table-cell" style:parent-style-name="Default" style:data-style-name="N4">
      <style:table-cell-properties fo:border-bottom="none" fo:background-color="#ed1c2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 style:data-style-name="N4">
      <style:table-cell-properties fo:border-bottom="1.76pt solid #000000" fo:background-color="#bd7cb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4">
      <style:table-cell-properties fo:background-color="#c55a11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ff2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4">
      <style:table-cell-properties fo:background-color="#57983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fo:border-bottom="none" fo:background-color="#fff2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7f7f7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54823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order-bottom="none" fo:background-color="#fff2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5" style:family="table-cell" style:parent-style-name="Default" style:data-style-name="N4">
      <style:table-cell-properties fo:border-bottom="1.76pt solid #000000" fo:background-color="#7f7f7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54823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7f7f7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ed7d31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order-bottom="none" fo:background-color="#7f7f7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order-bottom="1.76pt solid #000000" fo:background-color="#ed7d3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order-bottom="1.76pt solid #000000" fo:background-color="#c55a11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order-bottom="1.76pt solid #000000" fo:background-color="#c55a1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ed7d31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order-bottom="none" fo:background-color="#ed7d3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8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underline-style="none"/>
    </style:style>
    <style:style style:name="ce79" style:family="table-cell" style:parent-style-name="Default">
      <style:table-cell-properties fo:border-bottom="none" fo:background-color="#9dc3e6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e699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ed1c24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order-bottom="none" fo:background-color="#9dc3e6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83" style:family="table-cell" style:parent-style-name="Default" style:data-style-name="N4">
      <style:table-cell-properties fo:border-bottom="none" fo:background-color="#ffe699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84" style:family="table-cell" style:parent-style-name="Default" style:data-style-name="N4">
      <style:table-cell-properties fo:border-bottom="1.76pt solid #000000" fo:background-color="#ed1c2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2" table:default-cell-style-name="ce25"/>
        <table:table-column table:style-name="co1" table:default-cell-style-name="ce25"/>
        <table:table-column table:style-name="co2" table:number-columns-repeated="2" table:default-cell-style-name="ce25"/>
        <table:table-column table:style-name="co1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2" table:default-cell-style-name="ce25"/>
        <table:table-column table:style-name="co1" table:default-cell-style-name="ce25"/>
        <table:table-column table:style-name="co2" table:number-columns-repeated="2" table:default-cell-style-name="ce25"/>
        <table:table-column table:style-name="co1" table:default-cell-style-name="ce25"/>
        <table:table-column table:style-name="co2" table:default-cell-style-name="ce25"/>
        <table:table-column table:style-name="co3" table:number-columns-repeated="1002" table:default-cell-style-name="ce25"/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09" calcext:value-type="float">
            <text:p>2009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0" calcext:value-type="float">
            <text:p>2010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1" calcext:value-type="float">
            <text:p>2011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2" calcext:value-type="float">
            <text:p>2012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3" calcext:value-type="float">
            <text:p>2013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4" calcext:value-type="float">
            <text:p>2014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5" calcext:value-type="float">
            <text:p>2015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6" calcext:value-type="float">
            <text:p>2016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7" calcext:value-type="float">
            <text:p>2017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style-name="ce49" office:value-type="float" office:value="2018" calcext:value-type="float">
            <text:p>2018</text:p>
          </table:table-cell>
          <table:table-cell table:style-name="ce26" office:value-type="string" calcext:value-type="string">
            <text:p>Valor de la producción total en miles de pesos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Maíz grano</text:p>
          </table:table-cell>
          <table:table-cell table:style-name="ce27" office:value-type="float" office:value="8650260.68" calcext:value-type="float">
            <text:p>8,650,260.68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6630149.61" calcext:value-type="float">
            <text:p>6,630,149.61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9537188.34" calcext:value-type="float">
            <text:p>9,537,188.34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11282417.69" calcext:value-type="float">
            <text:p>11,282,417.69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12144495.42" calcext:value-type="float">
            <text:p>12,144,495.42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10171902.61" calcext:value-type="float">
            <text:p>10,171,902.61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9707400.97" calcext:value-type="float">
            <text:p>9,707,400.97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10943701.51" calcext:value-type="float">
            <text:p>10,943,701.51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12524208.6" calcext:value-type="float">
            <text:p>12,524,208.60</text:p>
          </table:table-cell>
          <table:table-cell table:style-name="ce2" office:value-type="string" calcext:value-type="string">
            <text:p>Maíz grano</text:p>
          </table:table-cell>
          <table:table-cell table:style-name="ce27" office:value-type="float" office:value="14880144.34" calcext:value-type="float">
            <text:p>14,880,144.34</text:p>
          </table:table-cell>
          <table:table-cell table:style-name="ce79" office:value-type="string" calcext:value-type="string">
            <text:p>Agave</text:p>
          </table:table-cell>
          <table:table-cell table:style-name="ce82" office:value-type="float" office:value="17902253.16" calcext:value-type="float">
            <text:p>17,902,253.16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Caña de azúcar</text:p>
          </table:table-cell>
          <table:table-cell table:style-name="ce28" office:value-type="float" office:value="2565918.64" calcext:value-type="float">
            <text:p>2,565,918.64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2136584.92" calcext:value-type="float">
            <text:p>2,136,584.92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4014822.14" calcext:value-type="float">
            <text:p>4,014,822.14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3031700.11" calcext:value-type="float">
            <text:p>3,031,700.11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4056565.91" calcext:value-type="float">
            <text:p>4,056,565.91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3800889.02" calcext:value-type="float">
            <text:p>3,800,889.02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8685385.99" calcext:value-type="float">
            <text:p>8,685,385.99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6746097.97" calcext:value-type="float">
            <text:p>6,746,097.97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6777695.38" calcext:value-type="float">
            <text:p>6,777,695.38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11700236.37" calcext:value-type="float">
            <text:p>11,700,236.37</text:p>
          </table:table-cell>
          <table:table-cell table:style-name="ce80" office:value-type="string" calcext:value-type="string">
            <text:p>Maíz grano</text:p>
          </table:table-cell>
          <table:table-cell table:style-name="ce83" office:value-type="float" office:value="15065049.63" calcext:value-type="float">
            <text:p>15,065,049.63</text:p>
          </table:table-cell>
          <table:table-cell table:number-columns-repeated="1002"/>
        </table:table-row>
        <table:table-row table:style-name="ro3">
          <table:table-cell table:style-name="ce4" office:value-type="string" calcext:value-type="string">
            <text:p>Pastos y praderas</text:p>
          </table:table-cell>
          <table:table-cell table:style-name="ce29" office:value-type="float" office:value="1843582.5" calcext:value-type="float">
            <text:p>1,843,582.50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2098539" calcext:value-type="float">
            <text:p>2,098,539.00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2881075.11" calcext:value-type="float">
            <text:p>2,881,075.11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2746830.15" calcext:value-type="float">
            <text:p>2,746,830.15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2991160.52" calcext:value-type="float">
            <text:p>2,991,160.52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3156040.32" calcext:value-type="float">
            <text:p>3,156,040.32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3698235.89" calcext:value-type="float">
            <text:p>3,698,235.89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4457740.45" calcext:value-type="float">
            <text:p>4,457,740.45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4852771.08" calcext:value-type="float">
            <text:p>4,852,771.08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5353777.48" calcext:value-type="float">
            <text:p>5,353,777.48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5591368.13" calcext:value-type="float">
            <text:p>5,591,368.13</text:p>
          </table:table-cell>
          <table:table-cell table:number-columns-repeated="1002"/>
        </table:table-row>
        <table:table-row table:style-name="ro4">
          <table:table-cell table:style-name="ce5" office:value-type="string" calcext:value-type="string">
            <text:p>Agave</text:p>
          </table:table-cell>
          <table:table-cell table:style-name="ce30" office:value-type="float" office:value="1767161.49" calcext:value-type="float">
            <text:p>1,767,161.49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721871.45" calcext:value-type="float">
            <text:p>721,871.45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990171.3" calcext:value-type="float">
            <text:p>990,171.30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1354571.53" calcext:value-type="float">
            <text:p>1,354,571.53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1864480.16" calcext:value-type="float">
            <text:p>1,864,480.16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2083353.13" calcext:value-type="float">
            <text:p>2,083,353.13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3484202.88" calcext:value-type="float">
            <text:p>3,484,202.88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3848492.62" calcext:value-type="float">
            <text:p>3,848,492.62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4441140.5" calcext:value-type="float">
            <text:p>4,441,140.50</text:p>
          </table:table-cell>
          <table:table-cell table:style-name="ce3" office:value-type="string" calcext:value-type="string">
            <text:p>Caña de azúcar</text:p>
          </table:table-cell>
          <table:table-cell table:style-name="ce28" office:value-type="float" office:value="5168796.02" calcext:value-type="float">
            <text:p>5,168,796.02</text:p>
          </table:table-cell>
          <table:table-cell table:style-name="ce4" office:value-type="string" calcext:value-type="string">
            <text:p>Pastos y praderas</text:p>
          </table:table-cell>
          <table:table-cell table:style-name="ce29" office:value-type="float" office:value="5553057.11" calcext:value-type="float">
            <text:p>5,553,057.11</text:p>
          </table:table-cell>
          <table:table-cell table:number-columns-repeated="1002"/>
        </table:table-row>
        <table:table-row table:style-name="ro5"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992407.81" calcext:value-type="float">
            <text:p>992,407.81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629660.9" calcext:value-type="float">
            <text:p>629,660.90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762967.99" calcext:value-type="float">
            <text:p>762,967.99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825451.45" calcext:value-type="float">
            <text:p>825,451.45</text:p>
          </table:table-cell>
          <table:table-cell table:style-name="ce5" office:value-type="string" calcext:value-type="string">
            <text:p>Agave</text:p>
          </table:table-cell>
          <table:table-cell table:style-name="ce30" office:value-type="float" office:value="1502409.8" calcext:value-type="float">
            <text:p>1,502,409.80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1933605.82" calcext:value-type="float">
            <text:p>1,933,605.82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2028863.93" calcext:value-type="float">
            <text:p>2,028,863.93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2003026.38" calcext:value-type="float">
            <text:p>2,003,026.38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2550479.39" calcext:value-type="float">
            <text:p>2,550,479.39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3373822.37" calcext:value-type="float">
            <text:p>3,373,822.37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3903161.18" calcext:value-type="float">
            <text:p>3,903,161.18</text:p>
          </table:table-cell>
          <table:table-cell table:number-columns-repeated="1002"/>
        </table:table-row>
        <table:table-row table:style-name="ro5">
          <table:table-cell table:style-name="ce7" office:value-type="string" calcext:value-type="string">
            <text:p>Trigo grano</text:p>
          </table:table-cell>
          <table:table-cell table:style-name="ce32" office:value-type="float" office:value="623587.57" calcext:value-type="float">
            <text:p>623,587.57</text:p>
          </table:table-cell>
          <table:table-cell table:style-name="ce50" office:value-type="string" calcext:value-type="string">
            <text:p>Sandía</text:p>
          </table:table-cell>
          <table:table-cell table:style-name="ce55" office:value-type="float" office:value="480990.29" calcext:value-type="float">
            <text:p>480,990.29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713458.74" calcext:value-type="float">
            <text:p>713,458.74</text:p>
          </table:table-cell>
          <table:table-cell table:style-name="ce7" office:value-type="string" calcext:value-type="string">
            <text:p>Trigo grano</text:p>
          </table:table-cell>
          <table:table-cell table:style-name="ce32" office:value-type="float" office:value="752362.93" calcext:value-type="float">
            <text:p>752,362.93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152251.6" calcext:value-type="float">
            <text:p>1,152,251.60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036711.07" calcext:value-type="float">
            <text:p>1,036,711.07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1393565.91" calcext:value-type="float">
            <text:p>1,393,565.91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1812397.67" calcext:value-type="float">
            <text:p>1,812,397.67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1925039.81" calcext:value-type="float">
            <text:p>1,925,039.81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2790493.83" calcext:value-type="float">
            <text:p>2,790,493.83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3072237.2" calcext:value-type="float">
            <text:p>3,072,237.20</text:p>
          </table:table-cell>
          <table:table-cell table:number-columns-repeated="1002"/>
        </table:table-row>
        <table:table-row table:style-name="ro5"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571889.92" calcext:value-type="float">
            <text:p>571,889.92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438709.02" calcext:value-type="float">
            <text:p>438,709.02</text:p>
          </table:table-cell>
          <table:table-cell table:style-name="ce50" office:value-type="string" calcext:value-type="string">
            <text:p>Sandía</text:p>
          </table:table-cell>
          <table:table-cell table:style-name="ce55" office:value-type="float" office:value="580433.78" calcext:value-type="float">
            <text:p>580,433.78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649052.6" calcext:value-type="float">
            <text:p>649,052.60</text:p>
          </table:table-cell>
          <table:table-cell table:style-name="ce61" office:value-type="string" calcext:value-type="string">
            <text:p>Sorgo grano</text:p>
          </table:table-cell>
          <table:table-cell table:style-name="ce64" office:value-type="float" office:value="666200.94" calcext:value-type="float">
            <text:p>666,200.94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884318.66" calcext:value-type="float">
            <text:p>884,318.66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357907.88" calcext:value-type="float">
            <text:p>1,357,907.88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784921.29" calcext:value-type="float">
            <text:p>1,784,921.29</text:p>
          </table:table-cell>
          <table:table-cell table:style-name="ce76" office:value-type="string" calcext:value-type="string">
            <text:p>Frambuesa</text:p>
          </table:table-cell>
          <table:table-cell table:style-name="ce77" office:value-type="float" office:value="1706940.75" calcext:value-type="float">
            <text:p>1,706,940.75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754815.74" calcext:value-type="float">
            <text:p>1,754,815.74</text:p>
          </table:table-cell>
          <table:table-cell table:style-name="ce76" office:value-type="string" calcext:value-type="string">
            <text:p>Frambuesa</text:p>
          </table:table-cell>
          <table:table-cell table:style-name="ce77" office:value-type="float" office:value="2043296.35" calcext:value-type="float">
            <text:p>2,043,296.35</text:p>
          </table:table-cell>
          <table:table-cell table:number-columns-repeated="1002"/>
        </table:table-row>
        <table:table-row table:style-name="ro5">
          <table:table-cell table:style-name="ce9" office:value-type="string" calcext:value-type="string">
            <text:p>Chile verde</text:p>
          </table:table-cell>
          <table:table-cell table:style-name="ce34" office:value-type="float" office:value="384833.58" calcext:value-type="float">
            <text:p>384,833.58</text:p>
          </table:table-cell>
          <table:table-cell table:style-name="ce51" office:value-type="string" calcext:value-type="string">
            <text:p>Plátano</text:p>
          </table:table-cell>
          <table:table-cell table:style-name="ce56" office:value-type="float" office:value="430327.41" calcext:value-type="float">
            <text:p>430,327.41</text:p>
          </table:table-cell>
          <table:table-cell table:style-name="ce61" office:value-type="string" calcext:value-type="string">
            <text:p>Sorgo grano</text:p>
          </table:table-cell>
          <table:table-cell table:style-name="ce64" office:value-type="float" office:value="493756.65" calcext:value-type="float">
            <text:p>493,756.65</text:p>
          </table:table-cell>
          <table:table-cell table:style-name="ce6" office:value-type="string" calcext:value-type="string">
            <text:p>Maíz forrajero en verde</text:p>
          </table:table-cell>
          <table:table-cell table:style-name="ce31" office:value-type="float" office:value="615577.59" calcext:value-type="float">
            <text:p>615,577.59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514879.35" calcext:value-type="float">
            <text:p>514,879.35</text:p>
          </table:table-cell>
          <table:table-cell table:style-name="ce61" office:value-type="string" calcext:value-type="string">
            <text:p>Sorgo grano</text:p>
          </table:table-cell>
          <table:table-cell table:style-name="ce64" office:value-type="float" office:value="783270.8" calcext:value-type="float">
            <text:p>783,270.80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1138169.28" calcext:value-type="float">
            <text:p>1,138,169.28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1144927.36" calcext:value-type="float">
            <text:p>1,144,927.36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605486.66" calcext:value-type="float">
            <text:p>1,605,486.66</text:p>
          </table:table-cell>
          <table:table-cell table:style-name="ce76" office:value-type="string" calcext:value-type="string">
            <text:p>Frambuesa</text:p>
          </table:table-cell>
          <table:table-cell table:style-name="ce77" office:value-type="float" office:value="1647801.41" calcext:value-type="float">
            <text:p>1,647,801.41</text:p>
          </table:table-cell>
          <table:table-cell table:style-name="ce8" office:value-type="string" calcext:value-type="string">
            <text:p>Tomate rojo (jitomate)</text:p>
          </table:table-cell>
          <table:table-cell table:style-name="ce33" office:value-type="float" office:value="1972794.79" calcext:value-type="float">
            <text:p>1,972,794.79</text:p>
          </table:table-cell>
          <table:table-cell table:number-columns-repeated="1002"/>
        </table:table-row>
        <table:table-row table:style-name="ro3">
          <table:table-cell table:style-name="ce10" office:value-type="string" calcext:value-type="string">
            <text:p>Maíz forrajero seco</text:p>
          </table:table-cell>
          <table:table-cell table:style-name="ce35" office:value-type="float" office:value="338992.02" calcext:value-type="float">
            <text:p>338,992.02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412100.99" calcext:value-type="float">
            <text:p>412,100.99</text:p>
          </table:table-cell>
          <table:table-cell table:style-name="ce10" office:value-type="string" calcext:value-type="string">
            <text:p>Maíz forrajero seco</text:p>
          </table:table-cell>
          <table:table-cell table:style-name="ce35" office:value-type="float" office:value="403494.59" calcext:value-type="float">
            <text:p>403,494.59</text:p>
          </table:table-cell>
          <table:table-cell table:style-name="ce61" office:value-type="string" calcext:value-type="string">
            <text:p>Sorgo grano</text:p>
          </table:table-cell>
          <table:table-cell table:style-name="ce64" office:value-type="float" office:value="492080.86" calcext:value-type="float">
            <text:p>492,080.86</text:p>
          </table:table-cell>
          <table:table-cell table:style-name="ce68" office:value-type="string" calcext:value-type="string">
            <text:p>Aguacate</text:p>
          </table:table-cell>
          <table:table-cell table:style-name="ce70" office:value-type="float" office:value="494737.38" calcext:value-type="float">
            <text:p>494,737.38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751870.35" calcext:value-type="float">
            <text:p>751,870.35</text:p>
          </table:table-cell>
          <table:table-cell table:style-name="ce61" office:value-type="string" calcext:value-type="string">
            <text:p>Sorgo grano</text:p>
          </table:table-cell>
          <table:table-cell table:style-name="ce64" office:value-type="float" office:value="698604.91" calcext:value-type="float">
            <text:p>698,604.91</text:p>
          </table:table-cell>
          <table:table-cell table:style-name="ce76" office:value-type="string" calcext:value-type="string">
            <text:p>Frambuesa</text:p>
          </table:table-cell>
          <table:table-cell table:style-name="ce77" office:value-type="float" office:value="811073.46" calcext:value-type="float">
            <text:p>811,073.46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1374424.84" calcext:value-type="float">
            <text:p>1,374,424.84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1625694.89" calcext:value-type="float">
            <text:p>1,625,694.89</text:p>
          </table:table-cell>
          <table:table-cell table:style-name="ce9" office:value-type="string" calcext:value-type="string">
            <text:p>Chile verde</text:p>
          </table:table-cell>
          <table:table-cell table:style-name="ce34" office:value-type="float" office:value="1827267.69" calcext:value-type="float">
            <text:p>1,827,267.69</text:p>
          </table:table-cell>
          <table:table-cell table:number-columns-repeated="1002"/>
        </table:table-row>
        <table:table-row table:style-name="ro6">
          <table:table-cell table:style-name="ce11" office:value-type="string" calcext:value-type="string">
            <text:p>Sorgo grano</text:p>
          </table:table-cell>
          <table:table-cell table:style-name="ce36" office:value-type="float" office:value="327512.29" calcext:value-type="float">
            <text:p>327,512.29</text:p>
          </table:table-cell>
          <table:table-cell table:style-name="ce52" office:value-type="string" calcext:value-type="string">
            <text:p>Papa</text:p>
          </table:table-cell>
          <table:table-cell table:style-name="ce57" office:value-type="float" office:value="390057.5" calcext:value-type="float">
            <text:p>390,057.50</text:p>
          </table:table-cell>
          <table:table-cell table:style-name="ce62" office:value-type="string" calcext:value-type="string">
            <text:p>Aguacate</text:p>
          </table:table-cell>
          <table:table-cell table:style-name="ce65" office:value-type="float" office:value="370754.14" calcext:value-type="float">
            <text:p>370,754.14</text:p>
          </table:table-cell>
          <table:table-cell table:style-name="ce52" office:value-type="string" calcext:value-type="string">
            <text:p>Papa</text:p>
          </table:table-cell>
          <table:table-cell table:style-name="ce57" office:value-type="float" office:value="393492.1" calcext:value-type="float">
            <text:p>393,492.10</text:p>
          </table:table-cell>
          <table:table-cell table:style-name="ce69" office:value-type="string" calcext:value-type="string">
            <text:p>Frambuesa</text:p>
          </table:table-cell>
          <table:table-cell table:style-name="ce71" office:value-type="float" office:value="399149.14" calcext:value-type="float">
            <text:p>399,149.14</text:p>
          </table:table-cell>
          <table:table-cell table:style-name="ce72" office:value-type="string" calcext:value-type="string">
            <text:p>Chía</text:p>
          </table:table-cell>
          <table:table-cell table:style-name="ce73" office:value-type="float" office:value="465767.35" calcext:value-type="float">
            <text:p>465,767.35</text:p>
          </table:table-cell>
          <table:table-cell table:style-name="ce74" office:value-type="string" calcext:value-type="string">
            <text:p>Trigo grano</text:p>
          </table:table-cell>
          <table:table-cell table:style-name="ce75" office:value-type="float" office:value="451757.13" calcext:value-type="float">
            <text:p>451,757.13</text:p>
          </table:table-cell>
          <table:table-cell table:style-name="ce11" office:value-type="string" calcext:value-type="string">
            <text:p>Sorgo grano</text:p>
          </table:table-cell>
          <table:table-cell table:style-name="ce36" office:value-type="float" office:value="603656.48" calcext:value-type="float">
            <text:p>603,656.48</text:p>
          </table:table-cell>
          <table:table-cell table:style-name="ce74" office:value-type="string" calcext:value-type="string">
            <text:p>Trigo grano</text:p>
          </table:table-cell>
          <table:table-cell table:style-name="ce75" office:value-type="float" office:value="580267.08" calcext:value-type="float">
            <text:p>580,267.08</text:p>
          </table:table-cell>
          <table:table-cell table:style-name="ce11" office:value-type="string" calcext:value-type="string">
            <text:p>Sorgo grano</text:p>
          </table:table-cell>
          <table:table-cell table:style-name="ce36" office:value-type="float" office:value="652688.67" calcext:value-type="float">
            <text:p>652,688.67</text:p>
          </table:table-cell>
          <table:table-cell table:style-name="ce81" office:value-type="string" calcext:value-type="string">
            <text:p>Plátano</text:p>
          </table:table-cell>
          <table:table-cell table:style-name="ce84" office:value-type="float" office:value="717635.46" calcext:value-type="float">
            <text:p>717,635.46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andía</text:p>
          </table:table-cell>
          <table:table-cell table:style-name="ce37" office:value-type="float" office:value="269911.1" calcext:value-type="float">
            <text:p>269,911.10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385719.59" calcext:value-type="float">
            <text:p>385,719.59</text:p>
          </table:table-cell>
          <table:table-cell table:style-name="ce63" office:value-type="string" calcext:value-type="string">
            <text:p>Chile verde</text:p>
          </table:table-cell>
          <table:table-cell table:style-name="ce66" office:value-type="float" office:value="358394.99" calcext:value-type="float">
            <text:p>358,394.99</text:p>
          </table:table-cell>
          <table:table-cell table:style-name="ce19" office:value-type="string" calcext:value-type="string">
            <text:p>Aguacate</text:p>
          </table:table-cell>
          <table:table-cell table:style-name="ce44" office:value-type="float" office:value="383314.81" calcext:value-type="float">
            <text:p>383,314.81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366854.96" calcext:value-type="float">
            <text:p>366,854.96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370015.04" calcext:value-type="float">
            <text:p>370,015.04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409212.74" calcext:value-type="float">
            <text:p>409,212.74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551013.39" calcext:value-type="float">
            <text:p>551,013.39</text:p>
          </table:table-cell>
          <table:table-cell table:style-name="ce54" office:value-type="string" calcext:value-type="string">
            <text:p>Sorgo grano</text:p>
          </table:table-cell>
          <table:table-cell table:style-name="ce59" office:value-type="float" office:value="562402.87" calcext:value-type="float">
            <text:p>562,402.87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546559.18" calcext:value-type="float">
            <text:p>546,559.18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707550.21" calcext:value-type="float">
            <text:p>707,550.21</text:p>
          </table:table-cell>
          <table:table-cell table:number-columns-repeated="1002"/>
        </table:table-row>
        <table:table-row table:style-name="ro3">
          <table:table-cell table:style-name="ce13" office:value-type="string" calcext:value-type="string">
            <text:p>Papa</text:p>
          </table:table-cell>
          <table:table-cell table:style-name="ce38" office:value-type="float" office:value="215695.5" calcext:value-type="float">
            <text:p>215,695.50</text:p>
          </table:table-cell>
          <table:table-cell table:style-name="ce18" office:value-type="string" calcext:value-type="string">
            <text:p>Frambuesa</text:p>
          </table:table-cell>
          <table:table-cell table:style-name="ce43" office:value-type="float" office:value="317638.5" calcext:value-type="float">
            <text:p>317,638.50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325866.42" calcext:value-type="float">
            <text:p>325,866.42</text:p>
          </table:table-cell>
          <table:table-cell table:style-name="ce18" office:value-type="string" calcext:value-type="string">
            <text:p>Frambuesa</text:p>
          </table:table-cell>
          <table:table-cell table:style-name="ce43" office:value-type="float" office:value="380594.92" calcext:value-type="float">
            <text:p>380,594.92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357754.64" calcext:value-type="float">
            <text:p>357,754.64</text:p>
          </table:table-cell>
          <table:table-cell table:style-name="ce18" office:value-type="string" calcext:value-type="string">
            <text:p>Frambuesa</text:p>
          </table:table-cell>
          <table:table-cell table:style-name="ce43" office:value-type="float" office:value="354013.07" calcext:value-type="float">
            <text:p>354,013.07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402285.5" calcext:value-type="float">
            <text:p>402,285.50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387512.49" calcext:value-type="float">
            <text:p>387,512.49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486998.31" calcext:value-type="float">
            <text:p>486,998.31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530053.35" calcext:value-type="float">
            <text:p>530,053.35</text:p>
          </table:table-cell>
          <table:table-cell table:style-name="ce54" office:value-type="string" calcext:value-type="string">
            <text:p>Sorgo grano</text:p>
          </table:table-cell>
          <table:table-cell table:style-name="ce59" office:value-type="float" office:value="680599.89" calcext:value-type="float">
            <text:p>680,599.89</text:p>
          </table:table-cell>
          <table:table-cell table:number-columns-repeated="1002"/>
        </table:table-row>
        <table:table-row table:style-name="ro3">
          <table:table-cell table:style-name="ce14" office:value-type="string" calcext:value-type="string">
            <text:p>Alfalfa verde</text:p>
          </table:table-cell>
          <table:table-cell table:style-name="ce39" office:value-type="float" office:value="205647.64" calcext:value-type="float">
            <text:p>205,647.64</text:p>
          </table:table-cell>
          <table:table-cell table:style-name="ce16" office:value-type="string" calcext:value-type="string">
            <text:p>Maíz forrajero seco</text:p>
          </table:table-cell>
          <table:table-cell table:style-name="ce41" office:value-type="float" office:value="304115.03" calcext:value-type="float">
            <text:p>304,115.03</text:p>
          </table:table-cell>
          <table:table-cell table:style-name="ce18" office:value-type="string" calcext:value-type="string">
            <text:p>Frambuesa</text:p>
          </table:table-cell>
          <table:table-cell table:style-name="ce43" office:value-type="float" office:value="281986" calcext:value-type="float">
            <text:p>281,986.00</text:p>
          </table:table-cell>
          <table:table-cell table:style-name="ce16" office:value-type="string" calcext:value-type="string">
            <text:p>Maíz forrajero seco</text:p>
          </table:table-cell>
          <table:table-cell table:style-name="ce41" office:value-type="float" office:value="340709.7" calcext:value-type="float">
            <text:p>340,709.70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303829.79" calcext:value-type="float">
            <text:p>303,829.79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342914.81" calcext:value-type="float">
            <text:p>342,914.81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393907.2" calcext:value-type="float">
            <text:p>393,907.20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383887.81" calcext:value-type="float">
            <text:p>383,887.81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465585.72" calcext:value-type="float">
            <text:p>465,585.72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524088.75" calcext:value-type="float">
            <text:p>524,088.75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559478.45" calcext:value-type="float">
            <text:p>559,478.45</text:p>
          </table:table-cell>
          <table:table-cell table:number-columns-repeated="1002"/>
        </table:table-row>
        <table:table-row table:style-name="ro3">
          <table:table-cell table:style-name="ce15" office:value-type="string" calcext:value-type="string">
            <text:p>Tomate verde</text:p>
          </table:table-cell>
          <table:table-cell table:style-name="ce40" office:value-type="float" office:value="185215.06" calcext:value-type="float">
            <text:p>185,215.06</text:p>
          </table:table-cell>
          <table:table-cell table:style-name="ce54" office:value-type="string" calcext:value-type="string">
            <text:p>Sorgo grano</text:p>
          </table:table-cell>
          <table:table-cell table:style-name="ce59" office:value-type="float" office:value="299013.5" calcext:value-type="float">
            <text:p>299,013.50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275918.45" calcext:value-type="float">
            <text:p>275,918.45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319443.9" calcext:value-type="float">
            <text:p>319,443.90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277117.14" calcext:value-type="float">
            <text:p>277,117.14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316821.36" calcext:value-type="float">
            <text:p>316,821.36</text:p>
          </table:table-cell>
          <table:table-cell table:style-name="ce18" office:value-type="string" calcext:value-type="string">
            <text:p>Frambuesa</text:p>
          </table:table-cell>
          <table:table-cell table:style-name="ce43" office:value-type="float" office:value="371903.04" calcext:value-type="float">
            <text:p>371,903.04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356328.81" calcext:value-type="float">
            <text:p>356,328.81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458055.73" calcext:value-type="float">
            <text:p>458,055.73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459323.77" calcext:value-type="float">
            <text:p>459,323.77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552384.21" calcext:value-type="float">
            <text:p>552,384.2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79999.48" calcext:value-type="float">
            <text:p>179,999.48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227115.74" calcext:value-type="float">
            <text:p>227,115.74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250028.35" calcext:value-type="float">
            <text:p>250,028.35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292473.94" calcext:value-type="float">
            <text:p>292,473.94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262969.49" calcext:value-type="float">
            <text:p>262,969.49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273602.35" calcext:value-type="float">
            <text:p>273,602.35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333046.57" calcext:value-type="float">
            <text:p>333,046.57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309080.6" calcext:value-type="float">
            <text:p>309,080.60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368526.87" calcext:value-type="float">
            <text:p>368,526.87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458150.48" calcext:value-type="float">
            <text:p>458,150.48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540310.67" calcext:value-type="float">
            <text:p>540,310.67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Plátano</text:p>
          </table:table-cell>
          <table:table-cell table:style-name="ce42" office:value-type="float" office:value="151072.35" calcext:value-type="float">
            <text:p>151,072.35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193659.96" calcext:value-type="float">
            <text:p>193,659.96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248292.78" calcext:value-type="float">
            <text:p>248,292.78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89337.86" calcext:value-type="float">
            <text:p>189,337.86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228552.26" calcext:value-type="float">
            <text:p>228,552.26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268585.79" calcext:value-type="float">
            <text:p>268,585.79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327778.29" calcext:value-type="float">
            <text:p>327,778.29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303170.43" calcext:value-type="float">
            <text:p>303,170.43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365757.89" calcext:value-type="float">
            <text:p>365,757.89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446989.71" calcext:value-type="float">
            <text:p>446,989.71</text:p>
          </table:table-cell>
          <table:table-cell table:style-name="ce53" office:value-type="string" calcext:value-type="string">
            <text:p>Trigo grano</text:p>
          </table:table-cell>
          <table:table-cell table:style-name="ce58" office:value-type="float" office:value="532147.31" calcext:value-type="float">
            <text:p>532,147.3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Frambuesa</text:p>
          </table:table-cell>
          <table:table-cell table:style-name="ce43" office:value-type="float" office:value="149100" calcext:value-type="float">
            <text:p>149,100.00</text:p>
          </table:table-cell>
          <table:table-cell table:style-name="ce19" office:value-type="string" calcext:value-type="string">
            <text:p>Aguacate</text:p>
          </table:table-cell>
          <table:table-cell table:style-name="ce44" office:value-type="float" office:value="189056.33" calcext:value-type="float">
            <text:p>189,056.33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199033.45" calcext:value-type="float">
            <text:p>199,033.45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184185.08" calcext:value-type="float">
            <text:p>184,185.08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187612.37" calcext:value-type="float">
            <text:p>187,612.37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260146.48" calcext:value-type="float">
            <text:p>260,146.48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312515.08" calcext:value-type="float">
            <text:p>312,515.08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294982.29" calcext:value-type="float">
            <text:p>294,982.29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300949.32" calcext:value-type="float">
            <text:p>300,949.32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445679.03" calcext:value-type="float">
            <text:p>445,679.03</text:p>
          </table:table-cell>
          <table:table-cell table:style-name="ce12" office:value-type="string" calcext:value-type="string">
            <text:p>Sandía</text:p>
          </table:table-cell>
          <table:table-cell table:style-name="ce37" office:value-type="float" office:value="496075.49" calcext:value-type="float">
            <text:p>496,075.49</text:p>
          </table:table-cell>
          <table:table-cell table:number-columns-repeated="1002"/>
        </table:table-row>
        <table:table-row table:style-name="ro4">
          <table:table-cell table:style-name="ce16" office:value-type="string" calcext:value-type="string">
            <text:p>Cebolla</text:p>
          </table:table-cell>
          <table:table-cell table:style-name="ce41" office:value-type="float" office:value="139976.62" calcext:value-type="float">
            <text:p>139,976.62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46034.96" calcext:value-type="float">
            <text:p>146,034.96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94164.59" calcext:value-type="float">
            <text:p>194,164.59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78622.08" calcext:value-type="float">
            <text:p>178,622.08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187491.49" calcext:value-type="float">
            <text:p>187,491.49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240172.94" calcext:value-type="float">
            <text:p>240,172.94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286121.15" calcext:value-type="float">
            <text:p>286,121.15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275987.13" calcext:value-type="float">
            <text:p>275,987.13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279484.75" calcext:value-type="float">
            <text:p>279,484.75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402967.04" calcext:value-type="float">
            <text:p>402,967.04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384436.24" calcext:value-type="float">
            <text:p>384,436.24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Pasto tapete (m2)</text:p>
          </table:table-cell>
          <table:table-cell table:style-name="ce41" office:value-type="float" office:value="131174" calcext:value-type="float">
            <text:p>131,174.00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29646.03" calcext:value-type="float">
            <text:p>129,646.03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178549.71" calcext:value-type="float">
            <text:p>178,549.71</text:p>
          </table:table-cell>
          <table:table-cell table:style-name="ce17" office:value-type="string" calcext:value-type="string">
            <text:p>Plátano</text:p>
          </table:table-cell>
          <table:table-cell table:style-name="ce42" office:value-type="float" office:value="173474.03" calcext:value-type="float">
            <text:p>173,474.03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182219.57" calcext:value-type="float">
            <text:p>182,219.57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229327.66" calcext:value-type="float">
            <text:p>229,327.66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267607.51" calcext:value-type="float">
            <text:p>267,607.51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274665.62" calcext:value-type="float">
            <text:p>274,665.62</text:p>
          </table:table-cell>
          <table:table-cell table:style-name="ce13" office:value-type="string" calcext:value-type="string">
            <text:p>Papa</text:p>
          </table:table-cell>
          <table:table-cell table:style-name="ce38" office:value-type="float" office:value="274117.72" calcext:value-type="float">
            <text:p>274,117.72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374107.93" calcext:value-type="float">
            <text:p>374,107.93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366657.57" calcext:value-type="float">
            <text:p>366,657.57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Aguacate</text:p>
          </table:table-cell>
          <table:table-cell table:style-name="ce44" office:value-type="float" office:value="125086.22" calcext:value-type="float">
            <text:p>125,086.22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127977.96" calcext:value-type="float">
            <text:p>127,977.96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77100.1" calcext:value-type="float">
            <text:p>177,100.10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162897.7" calcext:value-type="float">
            <text:p>162,897.70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170706.25" calcext:value-type="float">
            <text:p>170,706.25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205527.6" calcext:value-type="float">
            <text:p>205,527.60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261849.27" calcext:value-type="float">
            <text:p>261,849.27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248202.62" calcext:value-type="float">
            <text:p>248,202.62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273010.19" calcext:value-type="float">
            <text:p>273,010.19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352389.08" calcext:value-type="float">
            <text:p>352,389.08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366362.51" calcext:value-type="float">
            <text:p>366,362.51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Mango</text:p>
          </table:table-cell>
          <table:table-cell table:style-name="ce45" office:value-type="float" office:value="112836.31" calcext:value-type="float">
            <text:p>112,836.31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120049.33" calcext:value-type="float">
            <text:p>120,049.33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128492.41" calcext:value-type="float">
            <text:p>128,492.41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137634.35" calcext:value-type="float">
            <text:p>137,634.35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70016.03" calcext:value-type="float">
            <text:p>170,016.03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99232.04" calcext:value-type="float">
            <text:p>199,232.04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251064.51" calcext:value-type="float">
            <text:p>251,064.51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231900.29" calcext:value-type="float">
            <text:p>231,900.29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251517.32" calcext:value-type="float">
            <text:p>251,517.32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350472.33" calcext:value-type="float">
            <text:p>350,472.33</text:p>
          </table:table-cell>
          <table:table-cell table:style-name="ce14" office:value-type="string" calcext:value-type="string">
            <text:p>Alfalfa verde</text:p>
          </table:table-cell>
          <table:table-cell table:style-name="ce39" office:value-type="float" office:value="324091.08" calcext:value-type="float">
            <text:p>324,091.08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Limón</text:p>
          </table:table-cell>
          <table:table-cell table:style-name="ce46" office:value-type="float" office:value="104348.21" calcext:value-type="float">
            <text:p>104,348.21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10127.38" calcext:value-type="float">
            <text:p>110,127.38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118207.58" calcext:value-type="float">
            <text:p>118,207.58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127197.87" calcext:value-type="float">
            <text:p>127,197.87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160396.99" calcext:value-type="float">
            <text:p>160,396.99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173441.05" calcext:value-type="float">
            <text:p>173,441.05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201181.11" calcext:value-type="float">
            <text:p>201,181.11</text:p>
          </table:table-cell>
          <table:table-cell table:style-name="ce15" office:value-type="string" calcext:value-type="string">
            <text:p>Tomate verde</text:p>
          </table:table-cell>
          <table:table-cell table:style-name="ce40" office:value-type="float" office:value="230247.02" calcext:value-type="float">
            <text:p>230,247.02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192137.33" calcext:value-type="float">
            <text:p>192,137.33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269095.38" calcext:value-type="float">
            <text:p>269,095.38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201356.81" calcext:value-type="float">
            <text:p>201,356.8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Papaya</text:p>
          </table:table-cell>
          <table:table-cell table:style-name="ce41" office:value-type="float" office:value="100698.4" calcext:value-type="float">
            <text:p>100,698.40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94737.38" calcext:value-type="float">
            <text:p>94,737.38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03814.22" calcext:value-type="float">
            <text:p>103,814.22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126593.39" calcext:value-type="float">
            <text:p>126,593.39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143992.8" calcext:value-type="float">
            <text:p>143,992.80</text:p>
          </table:table-cell>
          <table:table-cell table:style-name="ce22" office:value-type="string" calcext:value-type="string">
            <text:p>Elote</text:p>
          </table:table-cell>
          <table:table-cell table:style-name="ce47" office:value-type="float" office:value="170775.45" calcext:value-type="float">
            <text:p>170,775.45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195395.71" calcext:value-type="float">
            <text:p>195,395.71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153588.73" calcext:value-type="float">
            <text:p>153,588.73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63809.29" calcext:value-type="float">
            <text:p>163,809.29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227344.33" calcext:value-type="float">
            <text:p>227,344.33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181250.72" calcext:value-type="float">
            <text:p>181,250.7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Frijol</text:p>
          </table:table-cell>
          <table:table-cell table:style-name="ce41" office:value-type="float" office:value="96881.46" calcext:value-type="float">
            <text:p>96,881.46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78847.81" calcext:value-type="float">
            <text:p>78,847.81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92213.43" calcext:value-type="float">
            <text:p>92,213.43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111721.6" calcext:value-type="float">
            <text:p>111,721.60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134783.36" calcext:value-type="float">
            <text:p>134,783.36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158033.57" calcext:value-type="float">
            <text:p>158,033.57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178894.39" calcext:value-type="float">
            <text:p>178,894.39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40303.14" calcext:value-type="float">
            <text:p>140,303.14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160092.37" calcext:value-type="float">
            <text:p>160,092.37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187989.56" calcext:value-type="float">
            <text:p>187,989.56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172075.35" calcext:value-type="float">
            <text:p>172,075.35</text:p>
          </table:table-cell>
          <table:table-cell table:number-columns-repeated="1002"/>
        </table:table-row>
        <table:table-row table:style-name="ro5">
          <table:table-cell table:style-name="ce22" office:value-type="string" calcext:value-type="string">
            <text:p>Elote</text:p>
          </table:table-cell>
          <table:table-cell table:style-name="ce47" office:value-type="float" office:value="87090.45" calcext:value-type="float">
            <text:p>87,090.45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78833.3" calcext:value-type="float">
            <text:p>78,833.30</text:p>
          </table:table-cell>
          <table:table-cell table:style-name="ce20" office:value-type="string" calcext:value-type="string">
            <text:p>Mango</text:p>
          </table:table-cell>
          <table:table-cell table:style-name="ce45" office:value-type="float" office:value="92009.3" calcext:value-type="float">
            <text:p>92,009.30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99625.35" calcext:value-type="float">
            <text:p>99,625.35</text:p>
          </table:table-cell>
          <table:table-cell table:style-name="ce21" office:value-type="string" calcext:value-type="string">
            <text:p>Limón</text:p>
          </table:table-cell>
          <table:table-cell table:style-name="ce46" office:value-type="float" office:value="117748.02" calcext:value-type="float">
            <text:p>117,748.02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145206.61" calcext:value-type="float">
            <text:p>145,206.61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129365.02" calcext:value-type="float">
            <text:p>129,365.02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131456.23" calcext:value-type="float">
            <text:p>131,456.23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144550.82" calcext:value-type="float">
            <text:p>144,550.82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56766.2" calcext:value-type="float">
            <text:p>156,766.20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167288.35" calcext:value-type="float">
            <text:p>167,288.3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Brócoli</text:p>
          </table:table-cell>
          <table:table-cell table:style-name="ce41" office:value-type="float" office:value="79146.14" calcext:value-type="float">
            <text:p>79,146.14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71504.9" calcext:value-type="float">
            <text:p>71,504.90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83944.7" calcext:value-type="float">
            <text:p>83,944.70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88615.58" calcext:value-type="float">
            <text:p>88,615.58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08948.27" calcext:value-type="float">
            <text:p>108,948.27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35837.1" calcext:value-type="float">
            <text:p>135,837.10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108422.54" calcext:value-type="float">
            <text:p>108,422.54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111781.69" calcext:value-type="float">
            <text:p>111,781.69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143224.11" calcext:value-type="float">
            <text:p>143,224.11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152590.43" calcext:value-type="float">
            <text:p>152,590.43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57987.41" calcext:value-type="float">
            <text:p>157,987.4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Helecho</text:p>
          </table:table-cell>
          <table:table-cell table:style-name="ce41" office:value-type="float" office:value="69160" calcext:value-type="float">
            <text:p>69,160.00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69160" calcext:value-type="float">
            <text:p>69,160.00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83004.24" calcext:value-type="float">
            <text:p>83,004.24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88008.62" calcext:value-type="float">
            <text:p>88,008.62</text:p>
          </table:table-cell>
          <table:table-cell table:style-name="ce16" office:value-type="string" calcext:value-type="string">
            <text:p>Cebolla</text:p>
          </table:table-cell>
          <table:table-cell table:style-name="ce41" office:value-type="float" office:value="104017.23" calcext:value-type="float">
            <text:p>104,017.23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113323.4" calcext:value-type="float">
            <text:p>113,323.40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04833.26" calcext:value-type="float">
            <text:p>104,833.26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08866.15" calcext:value-type="float">
            <text:p>108,866.15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139678.6" calcext:value-type="float">
            <text:p>139,678.60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42626.9" calcext:value-type="float">
            <text:p>142,626.90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149549.37" calcext:value-type="float">
            <text:p>149,549.37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68161.57" calcext:value-type="float">
            <text:p>68,161.57</text:p>
          </table:table-cell>
          <table:table-cell table:style-name="ce16" office:value-type="string" calcext:value-type="string">
            <text:p>Alfalfa achicalada</text:p>
          </table:table-cell>
          <table:table-cell table:style-name="ce41" office:value-type="float" office:value="61269.23" calcext:value-type="float">
            <text:p>61,269.23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70239.71" calcext:value-type="float">
            <text:p>70,239.71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74975.1" calcext:value-type="float">
            <text:p>74,975.10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87413.24" calcext:value-type="float">
            <text:p>87,413.24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105502.32" calcext:value-type="float">
            <text:p>105,502.32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04261.37" calcext:value-type="float">
            <text:p>104,261.37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107173.31" calcext:value-type="float">
            <text:p>107,173.31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34985.79" calcext:value-type="float">
            <text:p>134,985.79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136143.23" calcext:value-type="float">
            <text:p>136,143.23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143256.22" calcext:value-type="float">
            <text:p>143,256.2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Nopalitos</text:p>
          </table:table-cell>
          <table:table-cell table:style-name="ce41" office:value-type="float" office:value="65558.89" calcext:value-type="float">
            <text:p>65,558.89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56986.09" calcext:value-type="float">
            <text:p>56,986.09</text:p>
          </table:table-cell>
          <table:table-cell table:style-name="ce16" office:value-type="string" calcext:value-type="string">
            <text:p>Alfalfa achicalada</text:p>
          </table:table-cell>
          <table:table-cell table:style-name="ce41" office:value-type="float" office:value="60237.69" calcext:value-type="float">
            <text:p>60,237.69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71368.11" calcext:value-type="float">
            <text:p>71,368.11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83101.22" calcext:value-type="float">
            <text:p>83,101.22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91339.51" calcext:value-type="float">
            <text:p>91,339.51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104081.41" calcext:value-type="float">
            <text:p>104,081.41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01180.03" calcext:value-type="float">
            <text:p>101,180.03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21209.74" calcext:value-type="float">
            <text:p>121,209.74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34696.23" calcext:value-type="float">
            <text:p>134,696.23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142365.51" calcext:value-type="float">
            <text:p>142,365.5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lfalfa achicalada</text:p>
          </table:table-cell>
          <table:table-cell table:style-name="ce41" office:value-type="float" office:value="57317.65" calcext:value-type="float">
            <text:p>57,317.65</text:p>
          </table:table-cell>
          <table:table-cell table:style-name="ce16" office:value-type="string" calcext:value-type="string">
            <text:p>Avena forrajera achicalada</text:p>
          </table:table-cell>
          <table:table-cell table:style-name="ce41" office:value-type="float" office:value="53390.71" calcext:value-type="float">
            <text:p>53,390.71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58490.94" calcext:value-type="float">
            <text:p>58,490.94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70341.57" calcext:value-type="float">
            <text:p>70,341.57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77188.45" calcext:value-type="float">
            <text:p>77,188.45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89652.09" calcext:value-type="float">
            <text:p>89,652.09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01748.03" calcext:value-type="float">
            <text:p>101,748.03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01044.5" calcext:value-type="float">
            <text:p>101,044.50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117329.03" calcext:value-type="float">
            <text:p>117,329.03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134667.23" calcext:value-type="float">
            <text:p>134,667.23</text:p>
          </table:table-cell>
          <table:table-cell table:style-name="ce16" office:value-type="string" calcext:value-type="string">
            <text:p>Orquídea (planta)</text:p>
          </table:table-cell>
          <table:table-cell table:style-name="ce41" office:value-type="float" office:value="139931.14" calcext:value-type="float">
            <text:p>139,931.14</text:p>
          </table:table-cell>
          <table:table-cell table:number-columns-repeated="1002"/>
        </table:table-row>
        <table:table-row table:style-name="ro2"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55193.49" calcext:value-type="float">
            <text:p>55,193.49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49997.31" calcext:value-type="float">
            <text:p>49,997.31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57002.08" calcext:value-type="float">
            <text:p>57,002.08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70264.7" calcext:value-type="float">
            <text:p>70,264.70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73517.13" calcext:value-type="float">
            <text:p>73,517.13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89020.51" calcext:value-type="float">
            <text:p>89,020.51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101106.92" calcext:value-type="float">
            <text:p>101,106.92</text:p>
          </table:table-cell>
          <table:table-cell table:style-name="ce16" office:value-type="string" calcext:value-type="string">
            <text:p>Tamarindo</text:p>
          </table:table-cell>
          <table:table-cell table:style-name="ce78" office:value-type="float" office:value="96167.38" calcext:value-type="float">
            <text:p>96,167.38</text:p>
          </table:table-cell>
          <table:table-cell table:style-name="ce16" office:value-type="string" calcext:value-type="string">
            <text:p>Orquídea (planta)</text:p>
          </table:table-cell>
          <table:table-cell table:style-name="ce41" office:value-type="float" office:value="114294" calcext:value-type="float">
            <text:p>114,294.00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33425.32" calcext:value-type="float">
            <text:p>133,425.32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34382.96" calcext:value-type="float">
            <text:p>134,382.9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hile seco</text:p>
          </table:table-cell>
          <table:table-cell table:style-name="ce41" office:value-type="float" office:value="52194" calcext:value-type="float">
            <text:p>52,194.00</text:p>
          </table:table-cell>
          <table:table-cell table:style-name="ce16" office:value-type="string" calcext:value-type="string">
            <text:p>Avena forrajera en verde</text:p>
          </table:table-cell>
          <table:table-cell table:style-name="ce41" office:value-type="float" office:value="49927.14" calcext:value-type="float">
            <text:p>49,927.14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56520" calcext:value-type="float">
            <text:p>56,520.00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67560.31" calcext:value-type="float">
            <text:p>67,560.31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66431.36" calcext:value-type="float">
            <text:p>66,431.36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79297.42" calcext:value-type="float">
            <text:p>79,297.42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99285.46" calcext:value-type="float">
            <text:p>99,285.46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91507.22" calcext:value-type="float">
            <text:p>91,507.22</text:p>
          </table:table-cell>
          <table:table-cell table:style-name="ce16" office:value-type="string" calcext:value-type="string">
            <text:p>Frijol</text:p>
          </table:table-cell>
          <table:table-cell table:style-name="ce41" office:value-type="float" office:value="110372.94" calcext:value-type="float">
            <text:p>110,372.94</text:p>
          </table:table-cell>
          <table:table-cell table:style-name="ce16" office:value-type="string" calcext:value-type="string">
            <text:p>Orquídea (planta)</text:p>
          </table:table-cell>
          <table:table-cell table:style-name="ce41" office:value-type="float" office:value="122756.4" calcext:value-type="float">
            <text:p>122,756.40</text:p>
          </table:table-cell>
          <table:table-cell table:style-name="ce16" office:value-type="string" calcext:value-type="string">
            <text:p>Sorgo forrajero en verde</text:p>
          </table:table-cell>
          <table:table-cell table:style-name="ce41" office:value-type="float" office:value="132901.59" calcext:value-type="float">
            <text:p>132,901.5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oco fruta</text:p>
          </table:table-cell>
          <table:table-cell table:style-name="ce41" office:value-type="float" office:value="49170.11" calcext:value-type="float">
            <text:p>49,170.11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47267.44" calcext:value-type="float">
            <text:p>47,267.44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55297.51" calcext:value-type="float">
            <text:p>55,297.51</text:p>
          </table:table-cell>
          <table:table-cell table:style-name="ce16" office:value-type="string" calcext:value-type="string">
            <text:p>Alfalfa achicalada</text:p>
          </table:table-cell>
          <table:table-cell table:style-name="ce41" office:value-type="float" office:value="66972.51" calcext:value-type="float">
            <text:p>66,972.51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65576.09" calcext:value-type="float">
            <text:p>65,576.09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77105.14" calcext:value-type="float">
            <text:p>77,105.14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91461.17" calcext:value-type="float">
            <text:p>91,461.17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85785" calcext:value-type="float">
            <text:p>85,785.00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103318.75" calcext:value-type="float">
            <text:p>103,318.75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118249.19" calcext:value-type="float">
            <text:p>118,249.19</text:p>
          </table:table-cell>
          <table:table-cell table:style-name="ce16" office:value-type="string" calcext:value-type="string">
            <text:p>Brócoli</text:p>
          </table:table-cell>
          <table:table-cell table:style-name="ce41" office:value-type="float" office:value="128803.16" calcext:value-type="float">
            <text:p>128,803.1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labacita</text:p>
          </table:table-cell>
          <table:table-cell table:style-name="ce41" office:value-type="float" office:value="44728.3" calcext:value-type="float">
            <text:p>44,728.30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39537.74" calcext:value-type="float">
            <text:p>39,537.74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51326.12" calcext:value-type="float">
            <text:p>51,326.12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66042.32" calcext:value-type="float">
            <text:p>66,042.32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54167.18" calcext:value-type="float">
            <text:p>54,167.18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76806.71" calcext:value-type="float">
            <text:p>76,806.71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87115.01" calcext:value-type="float">
            <text:p>87,115.01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85541.58" calcext:value-type="float">
            <text:p>85,541.58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103313.72" calcext:value-type="float">
            <text:p>103,313.72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113003.9" calcext:value-type="float">
            <text:p>113,003.90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120639.83" calcext:value-type="float">
            <text:p>120,639.8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42942.73" calcext:value-type="float">
            <text:p>42,942.73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38497.28" calcext:value-type="float">
            <text:p>38,497.28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50391.3" calcext:value-type="float">
            <text:p>50,391.30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64807.93" calcext:value-type="float">
            <text:p>64,807.93</text:p>
          </table:table-cell>
          <table:table-cell table:style-name="ce16" office:value-type="string" calcext:value-type="string">
            <text:p>Alfalfa achicalada</text:p>
          </table:table-cell>
          <table:table-cell table:style-name="ce41" office:value-type="float" office:value="52613.45" calcext:value-type="float">
            <text:p>52,613.45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61677" calcext:value-type="float">
            <text:p>61,677.00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76718.51" calcext:value-type="float">
            <text:p>76,718.51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79875.31" calcext:value-type="float">
            <text:p>79,875.31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90352.09" calcext:value-type="float">
            <text:p>90,352.09</text:p>
          </table:table-cell>
          <table:table-cell table:style-name="ce16" office:value-type="string" calcext:value-type="string">
            <text:p>Pasto tapete (m2)</text:p>
          </table:table-cell>
          <table:table-cell table:style-name="ce41" office:value-type="float" office:value="106159.55" calcext:value-type="float">
            <text:p>106,159.55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117953.64" calcext:value-type="float">
            <text:p>117,953.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Fresa</text:p>
          </table:table-cell>
          <table:table-cell table:style-name="ce41" office:value-type="float" office:value="39036.4" calcext:value-type="float">
            <text:p>39,036.40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35405" calcext:value-type="float">
            <text:p>35,405.00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49809.95" calcext:value-type="float">
            <text:p>49,809.95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59280" calcext:value-type="float">
            <text:p>59,280.00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52241.71" calcext:value-type="float">
            <text:p>52,241.71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60372.81" calcext:value-type="float">
            <text:p>60,372.81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76058.26" calcext:value-type="float">
            <text:p>76,058.26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69609.64" calcext:value-type="float">
            <text:p>69,609.64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77723.69" calcext:value-type="float">
            <text:p>77,723.69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98643.39" calcext:value-type="float">
            <text:p>98,643.39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113488.25" calcext:value-type="float">
            <text:p>113,488.2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hayote</text:p>
          </table:table-cell>
          <table:table-cell table:style-name="ce41" office:value-type="float" office:value="37695.15" calcext:value-type="float">
            <text:p>37,695.15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34604" calcext:value-type="float">
            <text:p>34,604.00</text:p>
          </table:table-cell>
          <table:table-cell table:style-name="ce16" office:value-type="string" calcext:value-type="string">
            <text:p>Avena forrajera achicalada</text:p>
          </table:table-cell>
          <table:table-cell table:style-name="ce41" office:value-type="float" office:value="46018.28" calcext:value-type="float">
            <text:p>46,018.28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54847.5" calcext:value-type="float">
            <text:p>54,847.50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52226.2" calcext:value-type="float">
            <text:p>52,226.20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60269.64" calcext:value-type="float">
            <text:p>60,269.64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71498.86" calcext:value-type="float">
            <text:p>71,498.86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67325.39" calcext:value-type="float">
            <text:p>67,325.39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68512.27" calcext:value-type="float">
            <text:p>68,512.27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95674.79" calcext:value-type="float">
            <text:p>95,674.79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112187.6" calcext:value-type="float">
            <text:p>112,187.60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Melón</text:p>
          </table:table-cell>
          <table:table-cell table:style-name="ce41" office:value-type="float" office:value="33556.13" calcext:value-type="float">
            <text:p>33,556.13</text:p>
          </table:table-cell>
          <table:table-cell table:style-name="ce16" office:value-type="string" calcext:value-type="string">
            <text:p>Tamarindo</text:p>
          </table:table-cell>
          <table:table-cell table:style-name="ce41" office:value-type="float" office:value="34390.54" calcext:value-type="float">
            <text:p>34,390.54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44353" calcext:value-type="float">
            <text:p>44,353.00</text:p>
          </table:table-cell>
          <table:table-cell table:style-name="ce16" office:value-type="string" calcext:value-type="string">
            <text:p>Papaya</text:p>
          </table:table-cell>
          <table:table-cell table:style-name="ce41" office:value-type="float" office:value="48633.51" calcext:value-type="float">
            <text:p>48,633.51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48775.91" calcext:value-type="float">
            <text:p>48,775.91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51285" calcext:value-type="float">
            <text:p>51,285.00</text:p>
          </table:table-cell>
          <table:table-cell table:style-name="ce16" office:value-type="string" calcext:value-type="string">
            <text:p>Calabacita</text:p>
          </table:table-cell>
          <table:table-cell table:style-name="ce41" office:value-type="float" office:value="70507.44" calcext:value-type="float">
            <text:p>70,507.44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65351.63" calcext:value-type="float">
            <text:p>65,351.63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67877.86" calcext:value-type="float">
            <text:p>67,877.86</text:p>
          </table:table-cell>
          <table:table-cell table:style-name="ce16" office:value-type="string" calcext:value-type="string">
            <text:p>Chía</text:p>
          </table:table-cell>
          <table:table-cell table:style-name="ce41" office:value-type="float" office:value="86860.18" calcext:value-type="float">
            <text:p>86,860.18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100687.46" calcext:value-type="float">
            <text:p>100,687.4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Tamarindo</text:p>
          </table:table-cell>
          <table:table-cell table:style-name="ce41" office:value-type="float" office:value="31356.24" calcext:value-type="float">
            <text:p>31,356.24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34119.5" calcext:value-type="float">
            <text:p>34,119.50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43842.45" calcext:value-type="float">
            <text:p>43,842.45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44599.14" calcext:value-type="float">
            <text:p>44,599.14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43277.01" calcext:value-type="float">
            <text:p>43,277.01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45845.82" calcext:value-type="float">
            <text:p>45,845.82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62111.99" calcext:value-type="float">
            <text:p>62,111.99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53182.27" calcext:value-type="float">
            <text:p>53,182.27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67203.23" calcext:value-type="float">
            <text:p>67,203.23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80730" calcext:value-type="float">
            <text:p>80,730.00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77380.6" calcext:value-type="float">
            <text:p>77,380.6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30912" calcext:value-type="float">
            <text:p>30,912.00</text:p>
          </table:table-cell>
          <table:table-cell table:style-name="ce16" office:value-type="string" calcext:value-type="string">
            <text:p>Semilla de caña de azúcar</text:p>
          </table:table-cell>
          <table:table-cell table:style-name="ce41" office:value-type="float" office:value="31543.25" calcext:value-type="float">
            <text:p>31,543.25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40697.02" calcext:value-type="float">
            <text:p>40,697.02</text:p>
          </table:table-cell>
          <table:table-cell table:style-name="ce16" office:value-type="string" calcext:value-type="string">
            <text:p>Avena forrajera achicalada</text:p>
          </table:table-cell>
          <table:table-cell table:style-name="ce41" office:value-type="float" office:value="44251.99" calcext:value-type="float">
            <text:p>44,251.99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35857.37" calcext:value-type="float">
            <text:p>35,857.37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43822.42" calcext:value-type="float">
            <text:p>43,822.42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51516" calcext:value-type="float">
            <text:p>51,516.00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50930.35" calcext:value-type="float">
            <text:p>50,930.35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62686.69" calcext:value-type="float">
            <text:p>62,686.69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56220.27" calcext:value-type="float">
            <text:p>56,220.27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70184.11" calcext:value-type="float">
            <text:p>70,184.11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Tuna</text:p>
          </table:table-cell>
          <table:table-cell table:style-name="ce41" office:value-type="float" office:value="25628.58" calcext:value-type="float">
            <text:p>25,628.58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30221.28" calcext:value-type="float">
            <text:p>30,221.28</text:p>
          </table:table-cell>
          <table:table-cell table:style-name="ce16" office:value-type="string" calcext:value-type="string">
            <text:p>Coco fruta</text:p>
          </table:table-cell>
          <table:table-cell table:style-name="ce41" office:value-type="float" office:value="40664.63" calcext:value-type="float">
            <text:p>40,664.63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42445.77" calcext:value-type="float">
            <text:p>42,445.77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34954.31" calcext:value-type="float">
            <text:p>34,954.31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41818.25" calcext:value-type="float">
            <text:p>41,818.25</text:p>
          </table:table-cell>
          <table:table-cell table:style-name="ce16" office:value-type="string" calcext:value-type="string">
            <text:p>Helecho</text:p>
          </table:table-cell>
          <table:table-cell table:style-name="ce41" office:value-type="float" office:value="50231.95" calcext:value-type="float">
            <text:p>50,231.95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48656.61" calcext:value-type="float">
            <text:p>48,656.61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61982.53" calcext:value-type="float">
            <text:p>61,982.53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52230.98" calcext:value-type="float">
            <text:p>52,230.98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63512.76" calcext:value-type="float">
            <text:p>63,512.76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Ciruela</text:p>
          </table:table-cell>
          <table:table-cell table:style-name="ce41" office:value-type="float" office:value="23882.06" calcext:value-type="float">
            <text:p>23,882.06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29423.11" calcext:value-type="float">
            <text:p>29,423.11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39085.65" calcext:value-type="float">
            <text:p>39,085.65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42235.6" calcext:value-type="float">
            <text:p>42,235.60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33419.02" calcext:value-type="float">
            <text:p>33,419.02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40755" calcext:value-type="float">
            <text:p>40,755.00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47941.25" calcext:value-type="float">
            <text:p>47,941.25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47551.91" calcext:value-type="float">
            <text:p>47,551.91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54421.11" calcext:value-type="float">
            <text:p>54,421.11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52123.37" calcext:value-type="float">
            <text:p>52,123.37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62410.4" calcext:value-type="float">
            <text:p>62,410.4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Ejote</text:p>
          </table:table-cell>
          <table:table-cell table:style-name="ce41" office:value-type="float" office:value="23277.5" calcext:value-type="float">
            <text:p>23,277.50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28471.25" calcext:value-type="float">
            <text:p>28,471.25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7449.19" calcext:value-type="float">
            <text:p>37,449.19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39600" calcext:value-type="float">
            <text:p>39,600.00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32996.64" calcext:value-type="float">
            <text:p>32,996.64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38982.04" calcext:value-type="float">
            <text:p>38,982.04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43294.04" calcext:value-type="float">
            <text:p>43,294.04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43462.3" calcext:value-type="float">
            <text:p>43,462.30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38321.24" calcext:value-type="float">
            <text:p>38,321.24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51356.53" calcext:value-type="float">
            <text:p>51,356.53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60531.58" calcext:value-type="float">
            <text:p>60,531.58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vena forrajera seca</text:p>
          </table:table-cell>
          <table:table-cell table:style-name="ce41" office:value-type="float" office:value="22231.33" calcext:value-type="float">
            <text:p>22,231.33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26885.69" calcext:value-type="float">
            <text:p>26,885.69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35260" calcext:value-type="float">
            <text:p>35,260.00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6420.4" calcext:value-type="float">
            <text:p>36,420.40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31375.7" calcext:value-type="float">
            <text:p>31,375.70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37501.5" calcext:value-type="float">
            <text:p>37,501.50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41443.44" calcext:value-type="float">
            <text:p>41,443.44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42172.37" calcext:value-type="float">
            <text:p>42,172.37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5277.13" calcext:value-type="float">
            <text:p>35,277.13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49440" calcext:value-type="float">
            <text:p>49,440.00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56028.16" calcext:value-type="float">
            <text:p>56,028.1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rroz palay</text:p>
          </table:table-cell>
          <table:table-cell table:style-name="ce41" office:value-type="float" office:value="22215.2" calcext:value-type="float">
            <text:p>22,215.20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6717.36" calcext:value-type="float">
            <text:p>26,717.36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32687.76" calcext:value-type="float">
            <text:p>32,687.76</text:p>
          </table:table-cell>
          <table:table-cell table:style-name="ce16" office:value-type="string" calcext:value-type="string">
            <text:p>Semilla de maíz grano</text:p>
          </table:table-cell>
          <table:table-cell table:style-name="ce41" office:value-type="float" office:value="34331.5" calcext:value-type="float">
            <text:p>34,331.50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31193.48" calcext:value-type="float">
            <text:p>31,193.48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34510.78" calcext:value-type="float">
            <text:p>34,510.78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38265.28" calcext:value-type="float">
            <text:p>38,265.28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36750" calcext:value-type="float">
            <text:p>36,750.00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33948.53" calcext:value-type="float">
            <text:p>33,948.53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45876.34" calcext:value-type="float">
            <text:p>45,876.34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51864" calcext:value-type="float">
            <text:p>51,864.0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22026.5" calcext:value-type="float">
            <text:p>22,026.50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26064.5" calcext:value-type="float">
            <text:p>26,064.50</text:p>
          </table:table-cell>
          <table:table-cell table:style-name="ce16" office:value-type="string" calcext:value-type="string">
            <text:p>Zarzamora</text:p>
          </table:table-cell>
          <table:table-cell table:style-name="ce41" office:value-type="float" office:value="32191.79" calcext:value-type="float">
            <text:p>32,191.79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31703.65" calcext:value-type="float">
            <text:p>31,703.65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0784.57" calcext:value-type="float">
            <text:p>30,784.57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2423.85" calcext:value-type="float">
            <text:p>32,423.85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5032.72" calcext:value-type="float">
            <text:p>35,032.72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4192.83" calcext:value-type="float">
            <text:p>34,192.83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32653.32" calcext:value-type="float">
            <text:p>32,653.32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39777.51" calcext:value-type="float">
            <text:p>39,777.51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50326.47" calcext:value-type="float">
            <text:p>50,326.47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Lima</text:p>
          </table:table-cell>
          <table:table-cell table:style-name="ce41" office:value-type="float" office:value="21881.06" calcext:value-type="float">
            <text:p>21,881.06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24958.21" calcext:value-type="float">
            <text:p>24,958.21</text:p>
          </table:table-cell>
          <table:table-cell table:style-name="ce16" office:value-type="string" calcext:value-type="string">
            <text:p>Avena forrajera seca</text:p>
          </table:table-cell>
          <table:table-cell table:style-name="ce41" office:value-type="float" office:value="28317.44" calcext:value-type="float">
            <text:p>28,317.44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30003.45" calcext:value-type="float">
            <text:p>30,003.45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30106.53" calcext:value-type="float">
            <text:p>30,106.53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30925.68" calcext:value-type="float">
            <text:p>30,925.68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29585.19" calcext:value-type="float">
            <text:p>29,585.19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7942.5" calcext:value-type="float">
            <text:p>27,942.50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9516.93" calcext:value-type="float">
            <text:p>29,516.93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38268.64" calcext:value-type="float">
            <text:p>38,268.64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45017.21" calcext:value-type="float">
            <text:p>45,017.2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ebada grano</text:p>
          </table:table-cell>
          <table:table-cell table:style-name="ce41" office:value-type="float" office:value="21788.81" calcext:value-type="float">
            <text:p>21,788.81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2423.17" calcext:value-type="float">
            <text:p>22,423.17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4457.82" calcext:value-type="float">
            <text:p>24,457.82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29890" calcext:value-type="float">
            <text:p>29,890.00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26151.09" calcext:value-type="float">
            <text:p>26,151.09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30175.87" calcext:value-type="float">
            <text:p>30,175.87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9346.37" calcext:value-type="float">
            <text:p>29,346.37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27770.74" calcext:value-type="float">
            <text:p>27,770.74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27526.08" calcext:value-type="float">
            <text:p>27,526.08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37028.83" calcext:value-type="float">
            <text:p>37,028.83</text:p>
          </table:table-cell>
          <table:table-cell table:style-name="ce16" office:value-type="string" calcext:value-type="string">
            <text:p>Arroz palay</text:p>
          </table:table-cell>
          <table:table-cell table:style-name="ce41" office:value-type="float" office:value="42391.59" calcext:value-type="float">
            <text:p>42,391.5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Pepino</text:p>
          </table:table-cell>
          <table:table-cell table:style-name="ce41" office:value-type="float" office:value="21358.36" calcext:value-type="float">
            <text:p>21,358.36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2160.6" calcext:value-type="float">
            <text:p>22,160.60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24071.9" calcext:value-type="float">
            <text:p>24,071.90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8723.14" calcext:value-type="float">
            <text:p>28,723.14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25474.5" calcext:value-type="float">
            <text:p>25,474.50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24524.27" calcext:value-type="float">
            <text:p>24,524.27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7518.39" calcext:value-type="float">
            <text:p>27,518.39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26504.49" calcext:value-type="float">
            <text:p>26,504.49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27122.9" calcext:value-type="float">
            <text:p>27,122.90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36026.47" calcext:value-type="float">
            <text:p>36,026.47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40984.93" calcext:value-type="float">
            <text:p>40,984.9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Durazno</text:p>
          </table:table-cell>
          <table:table-cell table:style-name="ce41" office:value-type="float" office:value="21302.32" calcext:value-type="float">
            <text:p>21,302.32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21048.95" calcext:value-type="float">
            <text:p>21,048.95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22353.41" calcext:value-type="float">
            <text:p>22,353.41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28335.55" calcext:value-type="float">
            <text:p>28,335.55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25268.64" calcext:value-type="float">
            <text:p>25,268.64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21101.67" calcext:value-type="float">
            <text:p>21,101.67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23655.35" calcext:value-type="float">
            <text:p>23,655.35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25723.96" calcext:value-type="float">
            <text:p>25,723.96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26884.88" calcext:value-type="float">
            <text:p>26,884.88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5050.84" calcext:value-type="float">
            <text:p>35,050.84</text:p>
          </table:table-cell>
          <table:table-cell table:style-name="ce16" office:value-type="string" calcext:value-type="string">
            <text:p>Melón</text:p>
          </table:table-cell>
          <table:table-cell table:style-name="ce41" office:value-type="float" office:value="38885.45" calcext:value-type="float">
            <text:p>38,885.45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Nuez</text:p>
          </table:table-cell>
          <table:table-cell table:style-name="ce41" office:value-type="float" office:value="21024.07" calcext:value-type="float">
            <text:p>21,024.07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20889.45" calcext:value-type="float">
            <text:p>20,889.45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2290.02" calcext:value-type="float">
            <text:p>22,290.02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5347.52" calcext:value-type="float">
            <text:p>25,347.52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2553.51" calcext:value-type="float">
            <text:p>22,553.51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9648.46" calcext:value-type="float">
            <text:p>19,648.46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22707.48" calcext:value-type="float">
            <text:p>22,707.48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25441.19" calcext:value-type="float">
            <text:p>25,441.19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26174.64" calcext:value-type="float">
            <text:p>26,174.64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32638.62" calcext:value-type="float">
            <text:p>32,638.62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38065.42" calcext:value-type="float">
            <text:p>38,065.4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Pitaya</text:p>
          </table:table-cell>
          <table:table-cell table:style-name="ce41" office:value-type="float" office:value="20407.27" calcext:value-type="float">
            <text:p>20,407.27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19513.22" calcext:value-type="float">
            <text:p>19,513.22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21665.99" calcext:value-type="float">
            <text:p>21,665.99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23084.43" calcext:value-type="float">
            <text:p>23,084.43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21951.46" calcext:value-type="float">
            <text:p>21,951.46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9275.44" calcext:value-type="float">
            <text:p>19,275.44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22658.8" calcext:value-type="float">
            <text:p>22,658.80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23736.83" calcext:value-type="float">
            <text:p>23,736.83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26074.54" calcext:value-type="float">
            <text:p>26,074.54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30431.22" calcext:value-type="float">
            <text:p>30,431.22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37433.5" calcext:value-type="float">
            <text:p>37,433.5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ol (repollo)</text:p>
          </table:table-cell>
          <table:table-cell table:style-name="ce41" office:value-type="float" office:value="19992.07" calcext:value-type="float">
            <text:p>19,992.07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19510.25" calcext:value-type="float">
            <text:p>19,510.25</text:p>
          </table:table-cell>
          <table:table-cell table:style-name="ce16" office:value-type="string" calcext:value-type="string">
            <text:p>Lima</text:p>
          </table:table-cell>
          <table:table-cell table:style-name="ce41" office:value-type="float" office:value="21643.77" calcext:value-type="float">
            <text:p>21,643.77</text:p>
          </table:table-cell>
          <table:table-cell table:style-name="ce16" office:value-type="string" calcext:value-type="string">
            <text:p>Tuna</text:p>
          </table:table-cell>
          <table:table-cell table:style-name="ce41" office:value-type="float" office:value="22946.19" calcext:value-type="float">
            <text:p>22,946.19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21464.87" calcext:value-type="float">
            <text:p>21,464.87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16837.75" calcext:value-type="float">
            <text:p>16,837.75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22534.15" calcext:value-type="float">
            <text:p>22,534.15</text:p>
          </table:table-cell>
          <table:table-cell table:style-name="ce16" office:value-type="string" calcext:value-type="string">
            <text:p>Flores (gruesa)</text:p>
          </table:table-cell>
          <table:table-cell table:style-name="ce41" office:value-type="float" office:value="23731.09" calcext:value-type="float">
            <text:p>23,731.09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25875.34" calcext:value-type="float">
            <text:p>25,875.34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28328.9" calcext:value-type="float">
            <text:p>28,328.90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34653.27" calcext:value-type="float">
            <text:p>34,653.27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vena forrajera achicalada</text:p>
          </table:table-cell>
          <table:table-cell table:style-name="ce41" office:value-type="float" office:value="19772.22" calcext:value-type="float">
            <text:p>19,772.22</text:p>
          </table:table-cell>
          <table:table-cell table:style-name="ce16" office:value-type="string" calcext:value-type="string">
            <text:p>Avena forrajera seca</text:p>
          </table:table-cell>
          <table:table-cell table:style-name="ce41" office:value-type="float" office:value="19283.39" calcext:value-type="float">
            <text:p>19,283.39</text:p>
          </table:table-cell>
          <table:table-cell table:style-name="ce16" office:value-type="string" calcext:value-type="string">
            <text:p>Caña de azúcar piloncillo</text:p>
          </table:table-cell>
          <table:table-cell table:style-name="ce41" office:value-type="float" office:value="21143.7" calcext:value-type="float">
            <text:p>21,143.70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18054.3" calcext:value-type="float">
            <text:p>18,054.30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21391.27" calcext:value-type="float">
            <text:p>21,391.27</text:p>
          </table:table-cell>
          <table:table-cell table:style-name="ce16" office:value-type="string" calcext:value-type="string">
            <text:p>Chile seco</text:p>
          </table:table-cell>
          <table:table-cell table:style-name="ce41" office:value-type="float" office:value="16785.41" calcext:value-type="float">
            <text:p>16,785.41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0609.43" calcext:value-type="float">
            <text:p>20,609.43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22789.39" calcext:value-type="float">
            <text:p>22,789.39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24953.85" calcext:value-type="float">
            <text:p>24,953.85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28264.54" calcext:value-type="float">
            <text:p>28,264.54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33608.14" calcext:value-type="float">
            <text:p>33,608.1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Lechuga</text:p>
          </table:table-cell>
          <table:table-cell table:style-name="ce41" office:value-type="float" office:value="14843.24" calcext:value-type="float">
            <text:p>14,843.24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18607.7" calcext:value-type="float">
            <text:p>18,607.70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20575.5" calcext:value-type="float">
            <text:p>20,575.50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7107.08" calcext:value-type="float">
            <text:p>17,107.08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9712.12" calcext:value-type="float">
            <text:p>19,712.12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16727.57" calcext:value-type="float">
            <text:p>16,727.57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9680.03" calcext:value-type="float">
            <text:p>19,680.03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22462.53" calcext:value-type="float">
            <text:p>22,462.53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4799.79" calcext:value-type="float">
            <text:p>24,799.79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27986.58" calcext:value-type="float">
            <text:p>27,986.58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28881.06" calcext:value-type="float">
            <text:p>28,881.0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Guayaba</text:p>
          </table:table-cell>
          <table:table-cell table:style-name="ce41" office:value-type="float" office:value="14581.72" calcext:value-type="float">
            <text:p>14,581.72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6566.75" calcext:value-type="float">
            <text:p>16,566.75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20314.91" calcext:value-type="float">
            <text:p>20,314.91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6942.78" calcext:value-type="float">
            <text:p>16,942.78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8033.92" calcext:value-type="float">
            <text:p>18,033.92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16201" calcext:value-type="float">
            <text:p>16,201.00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19468.81" calcext:value-type="float">
            <text:p>19,468.81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21824.79" calcext:value-type="float">
            <text:p>21,824.79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23446.5" calcext:value-type="float">
            <text:p>23,446.50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27428.05" calcext:value-type="float">
            <text:p>27,428.05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27978.41" calcext:value-type="float">
            <text:p>27,978.4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4321.62" calcext:value-type="float">
            <text:p>14,321.62</text:p>
          </table:table-cell>
          <table:table-cell table:style-name="ce16" office:value-type="string" calcext:value-type="string">
            <text:p>Caña de azúcar piloncillo</text:p>
          </table:table-cell>
          <table:table-cell table:style-name="ce41" office:value-type="float" office:value="15486.9" calcext:value-type="float">
            <text:p>15,486.90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20079.69" calcext:value-type="float">
            <text:p>20,079.69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6732.74" calcext:value-type="float">
            <text:p>16,732.74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17163.53" calcext:value-type="float">
            <text:p>17,163.53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16007.68" calcext:value-type="float">
            <text:p>16,007.68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19395.98" calcext:value-type="float">
            <text:p>19,395.98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1576.59" calcext:value-type="float">
            <text:p>21,576.59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22089.33" calcext:value-type="float">
            <text:p>22,089.33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27066.33" calcext:value-type="float">
            <text:p>27,066.33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27336.43" calcext:value-type="float">
            <text:p>27,336.4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ña de azúcar piloncillo</text:p>
          </table:table-cell>
          <table:table-cell table:style-name="ce41" office:value-type="float" office:value="14061.6" calcext:value-type="float">
            <text:p>14,061.60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15417.9" calcext:value-type="float">
            <text:p>15,417.90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9464.94" calcext:value-type="float">
            <text:p>19,464.94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16070.71" calcext:value-type="float">
            <text:p>16,070.71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5863.67" calcext:value-type="float">
            <text:p>15,863.67</text:p>
          </table:table-cell>
          <table:table-cell table:style-name="ce16" office:value-type="string" calcext:value-type="string">
            <text:p>Garbanzo forrajero</text:p>
          </table:table-cell>
          <table:table-cell table:style-name="ce41" office:value-type="float" office:value="15732.49" calcext:value-type="float">
            <text:p>15,732.49</text:p>
          </table:table-cell>
          <table:table-cell table:style-name="ce16" office:value-type="string" calcext:value-type="string">
            <text:p>Trigo forrajero verde</text:p>
          </table:table-cell>
          <table:table-cell table:style-name="ce41" office:value-type="float" office:value="19250" calcext:value-type="float">
            <text:p>19,250.00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20933.75" calcext:value-type="float">
            <text:p>20,933.75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22059" calcext:value-type="float">
            <text:p>22,059.00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26988.2" calcext:value-type="float">
            <text:p>26,988.20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26186.47" calcext:value-type="float">
            <text:p>26,186.47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14040" calcext:value-type="float">
            <text:p>14,040.00</text:p>
          </table:table-cell>
          <table:table-cell table:style-name="ce16" office:value-type="string" calcext:value-type="string">
            <text:p>Nopalitos</text:p>
          </table:table-cell>
          <table:table-cell table:style-name="ce41" office:value-type="float" office:value="14429.52" calcext:value-type="float">
            <text:p>14,429.52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18324.34" calcext:value-type="float">
            <text:p>18,324.34</text:p>
          </table:table-cell>
          <table:table-cell table:style-name="ce16" office:value-type="string" calcext:value-type="string">
            <text:p>Avena forrajera seca</text:p>
          </table:table-cell>
          <table:table-cell table:style-name="ce41" office:value-type="float" office:value="15475.79" calcext:value-type="float">
            <text:p>15,475.79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15623.63" calcext:value-type="float">
            <text:p>15,623.63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15468.5" calcext:value-type="float">
            <text:p>15,468.50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19190.32" calcext:value-type="float">
            <text:p>19,190.32</text:p>
          </table:table-cell>
          <table:table-cell table:style-name="ce16" office:value-type="string" calcext:value-type="string">
            <text:p>Nochebuena (planta)</text:p>
          </table:table-cell>
          <table:table-cell table:style-name="ce41" office:value-type="float" office:value="20653.46" calcext:value-type="float">
            <text:p>20,653.46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21137.63" calcext:value-type="float">
            <text:p>21,137.63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24218.59" calcext:value-type="float">
            <text:p>24,218.59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5768.49" calcext:value-type="float">
            <text:p>25,768.4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ártamo</text:p>
          </table:table-cell>
          <table:table-cell table:style-name="ce41" office:value-type="float" office:value="14000.67" calcext:value-type="float">
            <text:p>14,000.67</text:p>
          </table:table-cell>
          <table:table-cell table:style-name="ce16" office:value-type="string" calcext:value-type="string">
            <text:p>Fresa (planta)</text:p>
          </table:table-cell>
          <table:table-cell table:style-name="ce41" office:value-type="float" office:value="12800" calcext:value-type="float">
            <text:p>12,800.00</text:p>
          </table:table-cell>
          <table:table-cell table:style-name="ce16" office:value-type="string" calcext:value-type="string">
            <text:p>Ciruela</text:p>
          </table:table-cell>
          <table:table-cell table:style-name="ce41" office:value-type="float" office:value="18228.62" calcext:value-type="float">
            <text:p>18,228.62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5281.13" calcext:value-type="float">
            <text:p>15,281.13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5542.52" calcext:value-type="float">
            <text:p>15,542.52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14908.77" calcext:value-type="float">
            <text:p>14,908.77</text:p>
          </table:table-cell>
          <table:table-cell table:style-name="ce16" office:value-type="string" calcext:value-type="string">
            <text:p>Flores (gruesa)</text:p>
          </table:table-cell>
          <table:table-cell table:style-name="ce41" office:value-type="float" office:value="17610.6" calcext:value-type="float">
            <text:p>17,610.60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0626.08" calcext:value-type="float">
            <text:p>20,626.08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0963.43" calcext:value-type="float">
            <text:p>20,963.43</text:p>
          </table:table-cell>
          <table:table-cell table:style-name="ce16" office:value-type="string" calcext:value-type="string">
            <text:p>Café cereza</text:p>
          </table:table-cell>
          <table:table-cell table:style-name="ce41" office:value-type="float" office:value="23414.75" calcext:value-type="float">
            <text:p>23,414.75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25128.3" calcext:value-type="float">
            <text:p>25,128.3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fé cereza</text:p>
          </table:table-cell>
          <table:table-cell table:style-name="ce41" office:value-type="float" office:value="11993.5" calcext:value-type="float">
            <text:p>11,993.50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12755.97" calcext:value-type="float">
            <text:p>12,755.97</text:p>
          </table:table-cell>
          <table:table-cell table:style-name="ce16" office:value-type="string" calcext:value-type="string">
            <text:p>Pepino</text:p>
          </table:table-cell>
          <table:table-cell table:style-name="ce41" office:value-type="float" office:value="17205.93" calcext:value-type="float">
            <text:p>17,205.93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4214.18" calcext:value-type="float">
            <text:p>14,214.18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14676.85" calcext:value-type="float">
            <text:p>14,676.85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14648.72" calcext:value-type="float">
            <text:p>14,648.72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17534.58" calcext:value-type="float">
            <text:p>17,534.58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20479.57" calcext:value-type="float">
            <text:p>20,479.57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19868.82" calcext:value-type="float">
            <text:p>19,868.82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22650.45" calcext:value-type="float">
            <text:p>22,650.45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21944.59" calcext:value-type="float">
            <text:p>21,944.5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opra</text:p>
          </table:table-cell>
          <table:table-cell table:style-name="ce41" office:value-type="float" office:value="11974.58" calcext:value-type="float">
            <text:p>11,974.58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2486.41" calcext:value-type="float">
            <text:p>12,486.41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15887.4" calcext:value-type="float">
            <text:p>15,887.40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14152.25" calcext:value-type="float">
            <text:p>14,152.25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14113.19" calcext:value-type="float">
            <text:p>14,113.19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4451.99" calcext:value-type="float">
            <text:p>14,451.99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16192.32" calcext:value-type="float">
            <text:p>16,192.32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20148.02" calcext:value-type="float">
            <text:p>20,148.02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19042.54" calcext:value-type="float">
            <text:p>19,042.54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21778.36" calcext:value-type="float">
            <text:p>21,778.36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21202.91" calcext:value-type="float">
            <text:p>21,202.9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Fresa (planta)</text:p>
          </table:table-cell>
          <table:table-cell table:style-name="ce41" office:value-type="float" office:value="11520" calcext:value-type="float">
            <text:p>11,520.00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12028.66" calcext:value-type="float">
            <text:p>12,028.66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5111.17" calcext:value-type="float">
            <text:p>15,111.17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14083.72" calcext:value-type="float">
            <text:p>14,083.72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14012.12" calcext:value-type="float">
            <text:p>14,012.12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14406.9" calcext:value-type="float">
            <text:p>14,406.90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14690.8" calcext:value-type="float">
            <text:p>14,690.80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18007.93" calcext:value-type="float">
            <text:p>18,007.93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8904.81" calcext:value-type="float">
            <text:p>18,904.81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21093.77" calcext:value-type="float">
            <text:p>21,093.77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21081.29" calcext:value-type="float">
            <text:p>21,081.2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Garbanzo porquero</text:p>
          </table:table-cell>
          <table:table-cell table:style-name="ce41" office:value-type="float" office:value="10771.43" calcext:value-type="float">
            <text:p>10,771.43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2019.4" calcext:value-type="float">
            <text:p>12,019.40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3805.65" calcext:value-type="float">
            <text:p>13,805.65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13745.43" calcext:value-type="float">
            <text:p>13,745.43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13590.17" calcext:value-type="float">
            <text:p>13,590.17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3758.52" calcext:value-type="float">
            <text:p>13,758.52</text:p>
          </table:table-cell>
          <table:table-cell table:style-name="ce16" office:value-type="string" calcext:value-type="string">
            <text:p>Guayaba</text:p>
          </table:table-cell>
          <table:table-cell table:style-name="ce41" office:value-type="float" office:value="14494.92" calcext:value-type="float">
            <text:p>14,494.92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17613.47" calcext:value-type="float">
            <text:p>17,613.47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7001.16" calcext:value-type="float">
            <text:p>17,001.16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20081.01" calcext:value-type="float">
            <text:p>20,081.01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20332.79" calcext:value-type="float">
            <text:p>20,332.7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9942" calcext:value-type="float">
            <text:p>9,942.00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1213.5" calcext:value-type="float">
            <text:p>11,213.50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3711.34" calcext:value-type="float">
            <text:p>13,711.34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12495.15" calcext:value-type="float">
            <text:p>12,495.15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2917.32" calcext:value-type="float">
            <text:p>12,917.32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2995.45" calcext:value-type="float">
            <text:p>12,995.45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14370.43" calcext:value-type="float">
            <text:p>14,370.43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7246.1" calcext:value-type="float">
            <text:p>17,246.10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6948.76" calcext:value-type="float">
            <text:p>16,948.76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19467.44" calcext:value-type="float">
            <text:p>19,467.44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20264.51" calcext:value-type="float">
            <text:p>20,264.51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Naranja</text:p>
          </table:table-cell>
          <table:table-cell table:style-name="ce41" office:value-type="float" office:value="9706.94" calcext:value-type="float">
            <text:p>9,706.94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0556" calcext:value-type="float">
            <text:p>10,556.00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2336.43" calcext:value-type="float">
            <text:p>12,336.43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12331.19" calcext:value-type="float">
            <text:p>12,331.19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12255.5" calcext:value-type="float">
            <text:p>12,255.50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12953.15" calcext:value-type="float">
            <text:p>12,953.15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4328.47" calcext:value-type="float">
            <text:p>14,328.47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6520.36" calcext:value-type="float">
            <text:p>16,520.36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6759.95" calcext:value-type="float">
            <text:p>16,759.95</text:p>
          </table:table-cell>
          <table:table-cell table:style-name="ce16" office:value-type="string" calcext:value-type="string">
            <text:p>Zanahoria</text:p>
          </table:table-cell>
          <table:table-cell table:style-name="ce41" office:value-type="float" office:value="19191.72" calcext:value-type="float">
            <text:p>19,191.72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9834.23" calcext:value-type="float">
            <text:p>19,834.2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Garbanzo grano</text:p>
          </table:table-cell>
          <table:table-cell table:style-name="ce41" office:value-type="float" office:value="8932.94" calcext:value-type="float">
            <text:p>8,932.94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10550.72" calcext:value-type="float">
            <text:p>10,550.72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12254.16" calcext:value-type="float">
            <text:p>12,254.16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12272.52" calcext:value-type="float">
            <text:p>12,272.52</text:p>
          </table:table-cell>
          <table:table-cell table:style-name="ce16" office:value-type="string" calcext:value-type="string">
            <text:p>Alcachofa</text:p>
          </table:table-cell>
          <table:table-cell table:style-name="ce41" office:value-type="float" office:value="11992.5" calcext:value-type="float">
            <text:p>11,992.50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12914.04" calcext:value-type="float">
            <text:p>12,914.04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3956.56" calcext:value-type="float">
            <text:p>13,956.56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14499.6" calcext:value-type="float">
            <text:p>14,499.60</text:p>
          </table:table-cell>
          <table:table-cell table:style-name="ce16" office:value-type="string" calcext:value-type="string">
            <text:p>Ejote</text:p>
          </table:table-cell>
          <table:table-cell table:style-name="ce41" office:value-type="float" office:value="15534.15" calcext:value-type="float">
            <text:p>15,534.15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7657.67" calcext:value-type="float">
            <text:p>17,657.67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9554.26" calcext:value-type="float">
            <text:p>19,554.2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Membrillo</text:p>
          </table:table-cell>
          <table:table-cell table:style-name="ce41" office:value-type="float" office:value="8442.02" calcext:value-type="float">
            <text:p>8,442.02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9763.08" calcext:value-type="float">
            <text:p>9,763.08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11926" calcext:value-type="float">
            <text:p>11,926.00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12255.33" calcext:value-type="float">
            <text:p>12,255.33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11657.8" calcext:value-type="float">
            <text:p>11,657.80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2384" calcext:value-type="float">
            <text:p>12,384.00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3936.96" calcext:value-type="float">
            <text:p>13,936.96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13517.96" calcext:value-type="float">
            <text:p>13,517.96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15332.27" calcext:value-type="float">
            <text:p>15,332.27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17408.37" calcext:value-type="float">
            <text:p>17,408.37</text:p>
          </table:table-cell>
          <table:table-cell table:style-name="ce16" office:value-type="string" calcext:value-type="string">
            <text:p>Durazno</text:p>
          </table:table-cell>
          <table:table-cell table:style-name="ce41" office:value-type="float" office:value="17166.94" calcext:value-type="float">
            <text:p>17,166.9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Piña</text:p>
          </table:table-cell>
          <table:table-cell table:style-name="ce41" office:value-type="float" office:value="8143.8" calcext:value-type="float">
            <text:p>8,143.80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9583.27" calcext:value-type="float">
            <text:p>9,583.27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11246.12" calcext:value-type="float">
            <text:p>11,246.12</text:p>
          </table:table-cell>
          <table:table-cell table:style-name="ce16" office:value-type="string" calcext:value-type="string">
            <text:p>Naranja</text:p>
          </table:table-cell>
          <table:table-cell table:style-name="ce41" office:value-type="float" office:value="11686.71" calcext:value-type="float">
            <text:p>11,686.71</text:p>
          </table:table-cell>
          <table:table-cell table:style-name="ce16" office:value-type="string" calcext:value-type="string">
            <text:p>Lechuga</text:p>
          </table:table-cell>
          <table:table-cell table:style-name="ce41" office:value-type="float" office:value="11219.58" calcext:value-type="float">
            <text:p>11,219.58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9805.41" calcext:value-type="float">
            <text:p>9,805.41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11334.67" calcext:value-type="float">
            <text:p>11,334.67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12455.57" calcext:value-type="float">
            <text:p>12,455.57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12335.09" calcext:value-type="float">
            <text:p>12,335.09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15999.83" calcext:value-type="float">
            <text:p>15,999.83</text:p>
          </table:table-cell>
          <table:table-cell table:style-name="ce16" office:value-type="string" calcext:value-type="string">
            <text:p>Chayote</text:p>
          </table:table-cell>
          <table:table-cell table:style-name="ce41" office:value-type="float" office:value="16492.65" calcext:value-type="float">
            <text:p>16,492.6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Rosa (gruesa)</text:p>
          </table:table-cell>
          <table:table-cell table:style-name="ce41" office:value-type="float" office:value="8077.8" calcext:value-type="float">
            <text:p>8,077.80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9218.82" calcext:value-type="float">
            <text:p>9,218.82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10812.86" calcext:value-type="float">
            <text:p>10,812.86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11535.93" calcext:value-type="float">
            <text:p>11,535.93</text:p>
          </table:table-cell>
          <table:table-cell table:style-name="ce16" office:value-type="string" calcext:value-type="string">
            <text:p>Uva</text:p>
          </table:table-cell>
          <table:table-cell table:style-name="ce41" office:value-type="float" office:value="9555" calcext:value-type="float">
            <text:p>9,555.00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9564.61" calcext:value-type="float">
            <text:p>9,564.61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10201.52" calcext:value-type="float">
            <text:p>10,201.52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11658.25" calcext:value-type="float">
            <text:p>11,658.25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11882.19" calcext:value-type="float">
            <text:p>11,882.19</text:p>
          </table:table-cell>
          <table:table-cell table:style-name="ce16" office:value-type="string" calcext:value-type="string">
            <text:p>Cártamo forrajero en verde</text:p>
          </table:table-cell>
          <table:table-cell table:style-name="ce41" office:value-type="float" office:value="15251.62" calcext:value-type="float">
            <text:p>15,251.62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16197.99" calcext:value-type="float">
            <text:p>16,197.9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mote</text:p>
          </table:table-cell>
          <table:table-cell table:style-name="ce41" office:value-type="float" office:value="7472.7" calcext:value-type="float">
            <text:p>7,472.70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9040" calcext:value-type="float">
            <text:p>9,040.00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10340.15" calcext:value-type="float">
            <text:p>10,340.15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1324.61" calcext:value-type="float">
            <text:p>11,324.61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9441.85" calcext:value-type="float">
            <text:p>9,441.85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9398.4" calcext:value-type="float">
            <text:p>9,398.40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9585.45" calcext:value-type="float">
            <text:p>9,585.45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9900.17" calcext:value-type="float">
            <text:p>9,900.17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11748.8" calcext:value-type="float">
            <text:p>11,748.80</text:p>
          </table:table-cell>
          <table:table-cell table:style-name="ce16" office:value-type="string" calcext:value-type="string">
            <text:p>Col (repollo)</text:p>
          </table:table-cell>
          <table:table-cell table:style-name="ce41" office:value-type="float" office:value="15194.3" calcext:value-type="float">
            <text:p>15,194.30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16186.06" calcext:value-type="float">
            <text:p>16,186.0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jonjolí</text:p>
          </table:table-cell>
          <table:table-cell table:style-name="ce41" office:value-type="float" office:value="7462.9" calcext:value-type="float">
            <text:p>7,462.90</text:p>
          </table:table-cell>
          <table:table-cell table:style-name="ce16" office:value-type="string" calcext:value-type="string">
            <text:p>Cártamo</text:p>
          </table:table-cell>
          <table:table-cell table:style-name="ce41" office:value-type="float" office:value="8991.32" calcext:value-type="float">
            <text:p>8,991.32</text:p>
          </table:table-cell>
          <table:table-cell table:style-name="ce16" office:value-type="string" calcext:value-type="string">
            <text:p>Pitaya</text:p>
          </table:table-cell>
          <table:table-cell table:style-name="ce41" office:value-type="float" office:value="9873.91" calcext:value-type="float">
            <text:p>9,873.91</text:p>
          </table:table-cell>
          <table:table-cell table:style-name="ce16" office:value-type="string" calcext:value-type="string">
            <text:p>Uva</text:p>
          </table:table-cell>
          <table:table-cell table:style-name="ce41" office:value-type="float" office:value="10633" calcext:value-type="float">
            <text:p>10,633.00</text:p>
          </table:table-cell>
          <table:table-cell table:style-name="ce16" office:value-type="string" calcext:value-type="string">
            <text:p>Jícama</text:p>
          </table:table-cell>
          <table:table-cell table:style-name="ce41" office:value-type="float" office:value="9026.48" calcext:value-type="float">
            <text:p>9,026.48</text:p>
          </table:table-cell>
          <table:table-cell table:style-name="ce16" office:value-type="string" calcext:value-type="string">
            <text:p>Uva</text:p>
          </table:table-cell>
          <table:table-cell table:style-name="ce41" office:value-type="float" office:value="8820" calcext:value-type="float">
            <text:p>8,820.00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9570.72" calcext:value-type="float">
            <text:p>9,570.72</text:p>
          </table:table-cell>
          <table:table-cell table:style-name="ce16" office:value-type="string" calcext:value-type="string">
            <text:p>Hongos, setas y champiñones</text:p>
          </table:table-cell>
          <table:table-cell table:style-name="ce41" office:value-type="float" office:value="9768" calcext:value-type="float">
            <text:p>9,768.00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11109.41" calcext:value-type="float">
            <text:p>11,109.41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15190.29" calcext:value-type="float">
            <text:p>15,190.29</text:p>
          </table:table-cell>
          <table:table-cell table:style-name="ce16" office:value-type="string" calcext:value-type="string">
            <text:p>Cártamo forrajero en verde</text:p>
          </table:table-cell>
          <table:table-cell table:style-name="ce41" office:value-type="float" office:value="15216.73" calcext:value-type="float">
            <text:p>15,216.7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Zanahoria</text:p>
          </table:table-cell>
          <table:table-cell table:style-name="ce41" office:value-type="float" office:value="7359.75" calcext:value-type="float">
            <text:p>7,359.75</text:p>
          </table:table-cell>
          <table:table-cell table:style-name="ce16" office:value-type="string" calcext:value-type="string">
            <text:p>Cebada grano</text:p>
          </table:table-cell>
          <table:table-cell table:style-name="ce41" office:value-type="float" office:value="8798.05" calcext:value-type="float">
            <text:p>8,798.05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9280.17" calcext:value-type="float">
            <text:p>9,280.17</text:p>
          </table:table-cell>
          <table:table-cell table:style-name="ce16" office:value-type="string" calcext:value-type="string">
            <text:p>Piña</text:p>
          </table:table-cell>
          <table:table-cell table:style-name="ce41" office:value-type="float" office:value="10529.53" calcext:value-type="float">
            <text:p>10,529.53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8676.93" calcext:value-type="float">
            <text:p>8,676.93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8549.6" calcext:value-type="float">
            <text:p>8,549.60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8467.64" calcext:value-type="float">
            <text:p>8,467.64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8658.37" calcext:value-type="float">
            <text:p>8,658.37</text:p>
          </table:table-cell>
          <table:table-cell table:style-name="ce16" office:value-type="string" calcext:value-type="string">
            <text:p>Cártamo forrajero en verde</text:p>
          </table:table-cell>
          <table:table-cell table:style-name="ce41" office:value-type="float" office:value="11021.72" calcext:value-type="float">
            <text:p>11,021.72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12735.64" calcext:value-type="float">
            <text:p>12,735.64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11360.83" calcext:value-type="float">
            <text:p>11,360.8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ilantro</text:p>
          </table:table-cell>
          <table:table-cell table:style-name="ce41" office:value-type="float" office:value="7253.5" calcext:value-type="float">
            <text:p>7,253.50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8450.1" calcext:value-type="float">
            <text:p>8,450.10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9175.04" calcext:value-type="float">
            <text:p>9,175.04</text:p>
          </table:table-cell>
          <table:table-cell table:style-name="ce16" office:value-type="string" calcext:value-type="string">
            <text:p>Alcachofa</text:p>
          </table:table-cell>
          <table:table-cell table:style-name="ce41" office:value-type="float" office:value="9746.25" calcext:value-type="float">
            <text:p>9,746.25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6986.93" calcext:value-type="float">
            <text:p>6,986.93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7595.8" calcext:value-type="float">
            <text:p>7,595.80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7799.94" calcext:value-type="float">
            <text:p>7,799.94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8641.52" calcext:value-type="float">
            <text:p>8,641.52</text:p>
          </table:table-cell>
          <table:table-cell table:style-name="ce16" office:value-type="string" calcext:value-type="string">
            <text:p>Fresa</text:p>
          </table:table-cell>
          <table:table-cell table:style-name="ce41" office:value-type="float" office:value="10161.69" calcext:value-type="float">
            <text:p>10,161.69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10859.62" calcext:value-type="float">
            <text:p>10,859.62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11275.85" calcext:value-type="float">
            <text:p>11,275.8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cahuate</text:p>
          </table:table-cell>
          <table:table-cell table:style-name="ce41" office:value-type="float" office:value="6659" calcext:value-type="float">
            <text:p>6,659.00</text:p>
          </table:table-cell>
          <table:table-cell table:style-name="ce24" office:value-type="string" calcext:value-type="string">
            <text:p>Arándano</text:p>
          </table:table-cell>
          <table:table-cell table:style-name="ce60" office:value-type="float" office:value="8294" calcext:value-type="float">
            <text:p>8,294.00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8711.56" calcext:value-type="float">
            <text:p>8,711.56</text:p>
          </table:table-cell>
          <table:table-cell table:style-name="ce16" office:value-type="string" calcext:value-type="string">
            <text:p>Caña de azúcar fruta</text:p>
          </table:table-cell>
          <table:table-cell table:style-name="ce41" office:value-type="float" office:value="9302.4" calcext:value-type="float">
            <text:p>9,302.40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6495.11" calcext:value-type="float">
            <text:p>6,495.11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6947.12" calcext:value-type="float">
            <text:p>6,947.12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7426.99" calcext:value-type="float">
            <text:p>7,426.99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7593.14" calcext:value-type="float">
            <text:p>7,593.14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8260.38" calcext:value-type="float">
            <text:p>8,260.38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10824.3" calcext:value-type="float">
            <text:p>10,824.30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10214.9" calcext:value-type="float">
            <text:p>10,214.9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ebada forrajera seca</text:p>
          </table:table-cell>
          <table:table-cell table:style-name="ce41" office:value-type="float" office:value="6609.6" calcext:value-type="float">
            <text:p>6,609.60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7730.52" calcext:value-type="float">
            <text:p>7,730.52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8634.73" calcext:value-type="float">
            <text:p>8,634.73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9091.26" calcext:value-type="float">
            <text:p>9,091.26</text:p>
          </table:table-cell>
          <table:table-cell table:style-name="ce16" office:value-type="string" calcext:value-type="string">
            <text:p>Ave del paraíso (gruesa)</text:p>
          </table:table-cell>
          <table:table-cell table:style-name="ce41" office:value-type="float" office:value="5940" calcext:value-type="float">
            <text:p>5,940.00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6497.34" calcext:value-type="float">
            <text:p>6,497.34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7043.01" calcext:value-type="float">
            <text:p>7,043.01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7103.94" calcext:value-type="float">
            <text:p>7,103.94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8111.55" calcext:value-type="float">
            <text:p>8,111.55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10720.44" calcext:value-type="float">
            <text:p>10,720.44</text:p>
          </table:table-cell>
          <table:table-cell table:style-name="ce16" office:value-type="string" calcext:value-type="string">
            <text:p>Ajonjolí</text:p>
          </table:table-cell>
          <table:table-cell table:style-name="ce41" office:value-type="float" office:value="10066.32" calcext:value-type="float">
            <text:p>10,066.3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hícharo</text:p>
          </table:table-cell>
          <table:table-cell table:style-name="ce41" office:value-type="float" office:value="6345.85" calcext:value-type="float">
            <text:p>6,345.85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7428.96" calcext:value-type="float">
            <text:p>7,428.96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7571.75" calcext:value-type="float">
            <text:p>7,571.75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7474.67" calcext:value-type="float">
            <text:p>7,474.67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5735.26" calcext:value-type="float">
            <text:p>5,735.26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6460.19" calcext:value-type="float">
            <text:p>6,460.19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6963.12" calcext:value-type="float">
            <text:p>6,963.12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7087.51" calcext:value-type="float">
            <text:p>7,087.51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7075.59" calcext:value-type="float">
            <text:p>7,075.59</text:p>
          </table:table-cell>
          <table:table-cell table:style-name="ce16" office:value-type="string" calcext:value-type="string">
            <text:p>Cebada forrajera en verde</text:p>
          </table:table-cell>
          <table:table-cell table:style-name="ce41" office:value-type="float" office:value="9040.34" calcext:value-type="float">
            <text:p>9,040.34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9912.45" calcext:value-type="float">
            <text:p>9,912.4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Betabel</text:p>
          </table:table-cell>
          <table:table-cell table:style-name="ce41" office:value-type="float" office:value="5986.57" calcext:value-type="float">
            <text:p>5,986.57</text:p>
          </table:table-cell>
          <table:table-cell table:style-name="ce16" office:value-type="string" calcext:value-type="string">
            <text:p>Sorgo forrajero seco</text:p>
          </table:table-cell>
          <table:table-cell table:style-name="ce41" office:value-type="float" office:value="6387.54" calcext:value-type="float">
            <text:p>6,387.54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6869.41" calcext:value-type="float">
            <text:p>6,869.41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7469.97" calcext:value-type="float">
            <text:p>7,469.97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5469.37" calcext:value-type="float">
            <text:p>5,469.37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5309.93" calcext:value-type="float">
            <text:p>5,309.93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6959.5" calcext:value-type="float">
            <text:p>6,959.50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6841.18" calcext:value-type="float">
            <text:p>6,841.18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6758.06" calcext:value-type="float">
            <text:p>6,758.06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8791.94" calcext:value-type="float">
            <text:p>8,791.94</text:p>
          </table:table-cell>
          <table:table-cell table:style-name="ce16" office:value-type="string" calcext:value-type="string">
            <text:p>Copra</text:p>
          </table:table-cell>
          <table:table-cell table:style-name="ce41" office:value-type="float" office:value="9868.16" calcext:value-type="float">
            <text:p>9,868.1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Sorgo forrajero seco</text:p>
          </table:table-cell>
          <table:table-cell table:style-name="ce41" office:value-type="float" office:value="5733.75" calcext:value-type="float">
            <text:p>5,733.75</text:p>
          </table:table-cell>
          <table:table-cell table:style-name="ce16" office:value-type="string" calcext:value-type="string">
            <text:p>Flores (gruesa)</text:p>
          </table:table-cell>
          <table:table-cell table:style-name="ce41" office:value-type="float" office:value="6069" calcext:value-type="float">
            <text:p>6,069.00</text:p>
          </table:table-cell>
          <table:table-cell table:style-name="ce16" office:value-type="string" calcext:value-type="string">
            <text:p>Sorgo forrajero seco</text:p>
          </table:table-cell>
          <table:table-cell table:style-name="ce41" office:value-type="float" office:value="6487.26" calcext:value-type="float">
            <text:p>6,487.26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7420.32" calcext:value-type="float">
            <text:p>7,420.32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5242.78" calcext:value-type="float">
            <text:p>5,242.78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5120.85" calcext:value-type="float">
            <text:p>5,120.85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6561.61" calcext:value-type="float">
            <text:p>6,561.61</text:p>
          </table:table-cell>
          <table:table-cell table:style-name="ce16" office:value-type="string" calcext:value-type="string">
            <text:p>Cártamo forrajero en verde</text:p>
          </table:table-cell>
          <table:table-cell table:style-name="ce41" office:value-type="float" office:value="6703.58" calcext:value-type="float">
            <text:p>6,703.58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6709.16" calcext:value-type="float">
            <text:p>6,709.16</text:p>
          </table:table-cell>
          <table:table-cell table:style-name="ce16" office:value-type="string" calcext:value-type="string">
            <text:p>Espárrago</text:p>
          </table:table-cell>
          <table:table-cell table:style-name="ce41" office:value-type="float" office:value="7681.6" calcext:value-type="float">
            <text:p>7,681.60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9548.35" calcext:value-type="float">
            <text:p>9,548.3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Rábano</text:p>
          </table:table-cell>
          <table:table-cell table:style-name="ce41" office:value-type="float" office:value="5702.9" calcext:value-type="float">
            <text:p>5,702.90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5873.25" calcext:value-type="float">
            <text:p>5,873.25</text:p>
          </table:table-cell>
          <table:table-cell table:style-name="ce16" office:value-type="string" calcext:value-type="string">
            <text:p>Uva</text:p>
          </table:table-cell>
          <table:table-cell table:style-name="ce41" office:value-type="float" office:value="6160" calcext:value-type="float">
            <text:p>6,160.00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7180.83" calcext:value-type="float">
            <text:p>7,180.83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4926.53" calcext:value-type="float">
            <text:p>4,926.53</text:p>
          </table:table-cell>
          <table:table-cell table:style-name="ce16" office:value-type="string" calcext:value-type="string">
            <text:p>Flores (gruesa)</text:p>
          </table:table-cell>
          <table:table-cell table:style-name="ce41" office:value-type="float" office:value="5043.53" calcext:value-type="float">
            <text:p>5,043.53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5696.65" calcext:value-type="float">
            <text:p>5,696.65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5986.39" calcext:value-type="float">
            <text:p>5,986.39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6621.13" calcext:value-type="float">
            <text:p>6,621.13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7513.42" calcext:value-type="float">
            <text:p>7,513.42</text:p>
          </table:table-cell>
          <table:table-cell table:style-name="ce16" office:value-type="string" calcext:value-type="string">
            <text:p>Uva</text:p>
          </table:table-cell>
          <table:table-cell table:style-name="ce41" office:value-type="float" office:value="8538.75" calcext:value-type="float">
            <text:p>8,538.7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oliflor</text:p>
          </table:table-cell>
          <table:table-cell table:style-name="ce41" office:value-type="float" office:value="4400.77" calcext:value-type="float">
            <text:p>4,400.77</text:p>
          </table:table-cell>
          <table:table-cell table:style-name="ce16" office:value-type="string" calcext:value-type="string">
            <text:p>Cacahuate</text:p>
          </table:table-cell>
          <table:table-cell table:style-name="ce41" office:value-type="float" office:value="5829.94" calcext:value-type="float">
            <text:p>5,829.94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6013.2" calcext:value-type="float">
            <text:p>6,013.20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7064.3" calcext:value-type="float">
            <text:p>7,064.30</text:p>
          </table:table-cell>
          <table:table-cell table:style-name="ce16" office:value-type="string" calcext:value-type="string">
            <text:p>Cilantro</text:p>
          </table:table-cell>
          <table:table-cell table:style-name="ce41" office:value-type="float" office:value="4915.61" calcext:value-type="float">
            <text:p>4,915.61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4758.51" calcext:value-type="float">
            <text:p>4,758.51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5497" calcext:value-type="float">
            <text:p>5,497.00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5916.42" calcext:value-type="float">
            <text:p>5,916.42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5198.73" calcext:value-type="float">
            <text:p>5,198.73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7423.99" calcext:value-type="float">
            <text:p>7,423.99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8176.5" calcext:value-type="float">
            <text:p>8,176.5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4190.08" calcext:value-type="float">
            <text:p>4,190.08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5786" calcext:value-type="float">
            <text:p>5,786.00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6005.32" calcext:value-type="float">
            <text:p>6,005.32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5945.7" calcext:value-type="float">
            <text:p>5,945.70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4547.6" calcext:value-type="float">
            <text:p>4,547.60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4674" calcext:value-type="float">
            <text:p>4,674.00</text:p>
          </table:table-cell>
          <table:table-cell table:style-name="ce16" office:value-type="string" calcext:value-type="string">
            <text:p>Alcachofa</text:p>
          </table:table-cell>
          <table:table-cell table:style-name="ce41" office:value-type="float" office:value="4890" calcext:value-type="float">
            <text:p>4,890.00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4425.57" calcext:value-type="float">
            <text:p>4,425.57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4946.32" calcext:value-type="float">
            <text:p>4,946.32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7205.67" calcext:value-type="float">
            <text:p>7,205.67</text:p>
          </table:table-cell>
          <table:table-cell table:style-name="ce16" office:value-type="string" calcext:value-type="string">
            <text:p>Espárrago</text:p>
          </table:table-cell>
          <table:table-cell table:style-name="ce41" office:value-type="float" office:value="7620.51" calcext:value-type="float">
            <text:p>7,620.5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lcachofa</text:p>
          </table:table-cell>
          <table:table-cell table:style-name="ce41" office:value-type="float" office:value="3774" calcext:value-type="float">
            <text:p>3,774.00</text:p>
          </table:table-cell>
          <table:table-cell table:style-name="ce16" office:value-type="string" calcext:value-type="string">
            <text:p>Cebada forrajera seca</text:p>
          </table:table-cell>
          <table:table-cell table:style-name="ce41" office:value-type="float" office:value="5703.14" calcext:value-type="float">
            <text:p>5,703.14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5941.54" calcext:value-type="float">
            <text:p>5,941.54</text:p>
          </table:table-cell>
          <table:table-cell table:style-name="ce16" office:value-type="string" calcext:value-type="string">
            <text:p>Flores (gruesa)</text:p>
          </table:table-cell>
          <table:table-cell table:style-name="ce41" office:value-type="float" office:value="5871.52" calcext:value-type="float">
            <text:p>5,871.52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4539.34" calcext:value-type="float">
            <text:p>4,539.34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4568.54" calcext:value-type="float">
            <text:p>4,568.54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3985.57" calcext:value-type="float">
            <text:p>3,985.57</text:p>
          </table:table-cell>
          <table:table-cell table:style-name="ce16" office:value-type="string" calcext:value-type="string">
            <text:p>Ajo</text:p>
          </table:table-cell>
          <table:table-cell table:style-name="ce41" office:value-type="float" office:value="3432" calcext:value-type="float">
            <text:p>3,432.00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4210.41" calcext:value-type="float">
            <text:p>4,210.41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6131.71" calcext:value-type="float">
            <text:p>6,131.71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7051.58" calcext:value-type="float">
            <text:p>7,051.58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Flores (manojo)</text:p>
          </table:table-cell>
          <table:table-cell table:style-name="ce41" office:value-type="float" office:value="3654.32" calcext:value-type="float">
            <text:p>3,654.32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5031.54" calcext:value-type="float">
            <text:p>5,031.54</text:p>
          </table:table-cell>
          <table:table-cell table:style-name="ce16" office:value-type="string" calcext:value-type="string">
            <text:p>Calabaza semilla o chihua</text:p>
          </table:table-cell>
          <table:table-cell table:style-name="ce41" office:value-type="float" office:value="5790.06" calcext:value-type="float">
            <text:p>5,790.06</text:p>
          </table:table-cell>
          <table:table-cell table:style-name="ce16" office:value-type="string" calcext:value-type="string">
            <text:p>Rábano</text:p>
          </table:table-cell>
          <table:table-cell table:style-name="ce41" office:value-type="float" office:value="5409.11" calcext:value-type="float">
            <text:p>5,409.11</text:p>
          </table:table-cell>
          <table:table-cell table:style-name="ce16" office:value-type="string" calcext:value-type="string">
            <text:p>Canola</text:p>
          </table:table-cell>
          <table:table-cell table:style-name="ce41" office:value-type="float" office:value="4449.98" calcext:value-type="float">
            <text:p>4,449.98</text:p>
          </table:table-cell>
          <table:table-cell table:style-name="ce16" office:value-type="string" calcext:value-type="string">
            <text:p>Alcachofa</text:p>
          </table:table-cell>
          <table:table-cell table:style-name="ce41" office:value-type="float" office:value="4500" calcext:value-type="float">
            <text:p>4,500.00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3614.63" calcext:value-type="float">
            <text:p>3,614.63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3386.03" calcext:value-type="float">
            <text:p>3,386.03</text:p>
          </table:table-cell>
          <table:table-cell table:style-name="ce16" office:value-type="string" calcext:value-type="string">
            <text:p>Ajo</text:p>
          </table:table-cell>
          <table:table-cell table:style-name="ce41" office:value-type="float" office:value="3886.42" calcext:value-type="float">
            <text:p>3,886.42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5361.06" calcext:value-type="float">
            <text:p>5,361.06</text:p>
          </table:table-cell>
          <table:table-cell table:style-name="ce16" office:value-type="string" calcext:value-type="string">
            <text:p>Nuez</text:p>
          </table:table-cell>
          <table:table-cell table:style-name="ce41" office:value-type="float" office:value="6493.63" calcext:value-type="float">
            <text:p>6,493.63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Flores (gruesa)</text:p>
          </table:table-cell>
          <table:table-cell table:style-name="ce41" office:value-type="float" office:value="3259.44" calcext:value-type="float">
            <text:p>3,259.44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4584.83" calcext:value-type="float">
            <text:p>4,584.83</text:p>
          </table:table-cell>
          <table:table-cell table:style-name="ce16" office:value-type="string" calcext:value-type="string">
            <text:p>Chícharo</text:p>
          </table:table-cell>
          <table:table-cell table:style-name="ce41" office:value-type="float" office:value="4764.07" calcext:value-type="float">
            <text:p>4,764.07</text:p>
          </table:table-cell>
          <table:table-cell table:style-name="ce16" office:value-type="string" calcext:value-type="string">
            <text:p>Rosa (gruesa)</text:p>
          </table:table-cell>
          <table:table-cell table:style-name="ce41" office:value-type="float" office:value="5092.16" calcext:value-type="float">
            <text:p>5,092.16</text:p>
          </table:table-cell>
          <table:table-cell table:style-name="ce16" office:value-type="string" calcext:value-type="string">
            <text:p>Betabel</text:p>
          </table:table-cell>
          <table:table-cell table:style-name="ce41" office:value-type="float" office:value="4447.15" calcext:value-type="float">
            <text:p>4,447.15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4189.55" calcext:value-type="float">
            <text:p>4,189.55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3524.36" calcext:value-type="float">
            <text:p>3,524.36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3344.78" calcext:value-type="float">
            <text:p>3,344.78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3454.34" calcext:value-type="float">
            <text:p>3,454.34</text:p>
          </table:table-cell>
          <table:table-cell table:style-name="ce16" office:value-type="string" calcext:value-type="string">
            <text:p>Granada</text:p>
          </table:table-cell>
          <table:table-cell table:style-name="ce41" office:value-type="float" office:value="4602.53" calcext:value-type="float">
            <text:p>4,602.53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6315.2" calcext:value-type="float">
            <text:p>6,315.20</text:p>
          </table:table-cell>
          <table:table-cell table:number-columns-repeated="1002"/>
        </table:table-row>
        <table:table-row table:style-name="ro3">
          <table:table-cell table:style-name="ce23" office:value-type="string" calcext:value-type="string">
            <text:p>Flores (gruesa)</text:p>
          </table:table-cell>
          <table:table-cell table:style-name="ce48" office:value-type="float" office:value="3259.44" calcext:value-type="float">
            <text:p>3,259.44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4282.88" calcext:value-type="float">
            <text:p>4,282.88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4738.84" calcext:value-type="float">
            <text:p>4,738.84</text:p>
          </table:table-cell>
          <table:table-cell table:style-name="ce16" office:value-type="string" calcext:value-type="string">
            <text:p>Membrillo</text:p>
          </table:table-cell>
          <table:table-cell table:style-name="ce41" office:value-type="float" office:value="5085.02" calcext:value-type="float">
            <text:p>5,085.02</text:p>
          </table:table-cell>
          <table:table-cell table:style-name="ce16" office:value-type="string" calcext:value-type="string">
            <text:p>Garbanzo grano</text:p>
          </table:table-cell>
          <table:table-cell table:style-name="ce41" office:value-type="float" office:value="4365.03" calcext:value-type="float">
            <text:p>4,365.03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3852.96" calcext:value-type="float">
            <text:p>3,852.96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3486" calcext:value-type="float">
            <text:p>3,486.00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3205.99" calcext:value-type="float">
            <text:p>3,205.99</text:p>
          </table:table-cell>
          <table:table-cell table:style-name="ce16" office:value-type="string" calcext:value-type="string">
            <text:p>Helecho (manojo)</text:p>
          </table:table-cell>
          <table:table-cell table:style-name="ce41" office:value-type="float" office:value="2704" calcext:value-type="float">
            <text:p>2,704.00</text:p>
          </table:table-cell>
          <table:table-cell table:style-name="ce16" office:value-type="string" calcext:value-type="string">
            <text:p>Ajo</text:p>
          </table:table-cell>
          <table:table-cell table:style-name="ce41" office:value-type="float" office:value="4195.62" calcext:value-type="float">
            <text:p>4,195.62</text:p>
          </table:table-cell>
          <table:table-cell table:style-name="ce16" office:value-type="string" calcext:value-type="string">
            <text:p>Ajo</text:p>
          </table:table-cell>
          <table:table-cell table:style-name="ce41" office:value-type="float" office:value="5522.62" calcext:value-type="float">
            <text:p>5,522.6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Jícama</text:p>
          </table:table-cell>
          <table:table-cell table:style-name="ce41" office:value-type="float" office:value="2890.6" calcext:value-type="float">
            <text:p>2,890.60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3508.11" calcext:value-type="float">
            <text:p>3,508.11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4524.27" calcext:value-type="float">
            <text:p>4,524.27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5080.48" calcext:value-type="float">
            <text:p>5,080.48</text:p>
          </table:table-cell>
          <table:table-cell table:style-name="ce16" office:value-type="string" calcext:value-type="string">
            <text:p>Coliflor</text:p>
          </table:table-cell>
          <table:table-cell table:style-name="ce41" office:value-type="float" office:value="4213.77" calcext:value-type="float">
            <text:p>4,213.77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2233.34" calcext:value-type="float">
            <text:p>2,233.34</text:p>
          </table:table-cell>
          <table:table-cell table:style-name="ce16" office:value-type="string" calcext:value-type="string">
            <text:p>Cártamo forrajero en verde</text:p>
          </table:table-cell>
          <table:table-cell table:style-name="ce41" office:value-type="float" office:value="3184.4" calcext:value-type="float">
            <text:p>3,184.40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2783.37" calcext:value-type="float">
            <text:p>2,783.37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2493.8" calcext:value-type="float">
            <text:p>2,493.80</text:p>
          </table:table-cell>
          <table:table-cell table:style-name="ce16" office:value-type="string" calcext:value-type="string">
            <text:p>Helecho (manojo)</text:p>
          </table:table-cell>
          <table:table-cell table:style-name="ce41" office:value-type="float" office:value="3868.27" calcext:value-type="float">
            <text:p>3,868.27</text:p>
          </table:table-cell>
          <table:table-cell table:style-name="ce16" office:value-type="string" calcext:value-type="string">
            <text:p>Granada</text:p>
          </table:table-cell>
          <table:table-cell table:style-name="ce41" office:value-type="float" office:value="4582.97" calcext:value-type="float">
            <text:p>4,582.97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pio</text:p>
          </table:table-cell>
          <table:table-cell table:style-name="ce41" office:value-type="float" office:value="2888.7" calcext:value-type="float">
            <text:p>2,888.70</text:p>
          </table:table-cell>
          <table:table-cell table:style-name="ce16" office:value-type="string" calcext:value-type="string">
            <text:p>Cebada forrajera achicalada</text:p>
          </table:table-cell>
          <table:table-cell table:style-name="ce41" office:value-type="float" office:value="3458.26" calcext:value-type="float">
            <text:p>3,458.26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4428" calcext:value-type="float">
            <text:p>4,428.00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4432.62" calcext:value-type="float">
            <text:p>4,432.62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2081.1" calcext:value-type="float">
            <text:p>2,081.10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1910.6" calcext:value-type="float">
            <text:p>1,910.60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2795.8" calcext:value-type="float">
            <text:p>2,795.80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2349.8" calcext:value-type="float">
            <text:p>2,349.80</text:p>
          </table:table-cell>
          <table:table-cell table:style-name="ce16" office:value-type="string" calcext:value-type="string">
            <text:p>Granada</text:p>
          </table:table-cell>
          <table:table-cell table:style-name="ce41" office:value-type="float" office:value="2269.85" calcext:value-type="float">
            <text:p>2,269.85</text:p>
          </table:table-cell>
          <table:table-cell table:style-name="ce16" office:value-type="string" calcext:value-type="string">
            <text:p>Flor hawaiana (gruesa)</text:p>
          </table:table-cell>
          <table:table-cell table:style-name="ce41" office:value-type="float" office:value="3481.94" calcext:value-type="float">
            <text:p>3,481.94</text:p>
          </table:table-cell>
          <table:table-cell table:style-name="ce16" office:value-type="string" calcext:value-type="string">
            <text:p>Helecho (manojo)</text:p>
          </table:table-cell>
          <table:table-cell table:style-name="ce41" office:value-type="float" office:value="3778.41" calcext:value-type="float">
            <text:p>3,778.41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Toronja (pomelo)</text:p>
          </table:table-cell>
          <table:table-cell table:style-name="ce41" office:value-type="float" office:value="2602.37" calcext:value-type="float">
            <text:p>2,602.37</text:p>
          </table:table-cell>
          <table:table-cell table:style-name="ce16" office:value-type="string" calcext:value-type="string">
            <text:p>Uva</text:p>
          </table:table-cell>
          <table:table-cell table:style-name="ce41" office:value-type="float" office:value="3080" calcext:value-type="float">
            <text:p>3,080.00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4285.71" calcext:value-type="float">
            <text:p>4,285.71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4058.03" calcext:value-type="float">
            <text:p>4,058.03</text:p>
          </table:table-cell>
          <table:table-cell table:style-name="ce16" office:value-type="string" calcext:value-type="string">
            <text:p>Flores (manojo)</text:p>
          </table:table-cell>
          <table:table-cell table:style-name="ce41" office:value-type="float" office:value="1950.46" calcext:value-type="float">
            <text:p>1,950.46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587.9" calcext:value-type="float">
            <text:p>1,587.90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2691" calcext:value-type="float">
            <text:p>2,691.00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2311.76" calcext:value-type="float">
            <text:p>2,311.76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2234.4" calcext:value-type="float">
            <text:p>2,234.40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2478.01" calcext:value-type="float">
            <text:p>2,478.01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2744.4" calcext:value-type="float">
            <text:p>2,744.4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Zarzamora</text:p>
          </table:table-cell>
          <table:table-cell table:style-name="ce41" office:value-type="float" office:value="2039.35" calcext:value-type="float">
            <text:p>2,039.35</text:p>
          </table:table-cell>
          <table:table-cell table:style-name="ce16" office:value-type="string" calcext:value-type="string">
            <text:p>Triticale forrajero en verde</text:p>
          </table:table-cell>
          <table:table-cell table:style-name="ce41" office:value-type="float" office:value="2511.25" calcext:value-type="float">
            <text:p>2,511.25</text:p>
          </table:table-cell>
          <table:table-cell table:style-name="ce16" office:value-type="string" calcext:value-type="string">
            <text:p>Flores (gruesa)</text:p>
          </table:table-cell>
          <table:table-cell table:style-name="ce41" office:value-type="float" office:value="3065.71" calcext:value-type="float">
            <text:p>3,065.71</text:p>
          </table:table-cell>
          <table:table-cell table:style-name="ce16" office:value-type="string" calcext:value-type="string">
            <text:p>Cebada forrajera achicalada</text:p>
          </table:table-cell>
          <table:table-cell table:style-name="ce41" office:value-type="float" office:value="2944.37" calcext:value-type="float">
            <text:p>2,944.37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1882.72" calcext:value-type="float">
            <text:p>1,882.72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1475.66" calcext:value-type="float">
            <text:p>1,475.66</text:p>
          </table:table-cell>
          <table:table-cell table:style-name="ce16" office:value-type="string" calcext:value-type="string">
            <text:p>Ave del paraíso (gruesa)</text:p>
          </table:table-cell>
          <table:table-cell table:style-name="ce41" office:value-type="float" office:value="1620" calcext:value-type="float">
            <text:p>1,620.00</text:p>
          </table:table-cell>
          <table:table-cell table:style-name="ce16" office:value-type="string" calcext:value-type="string">
            <text:p>Berenjena</text:p>
          </table:table-cell>
          <table:table-cell table:style-name="ce41" office:value-type="float" office:value="2271.82" calcext:value-type="float">
            <text:p>2,271.82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936.69" calcext:value-type="float">
            <text:p>1,936.69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2371.87" calcext:value-type="float">
            <text:p>2,371.87</text:p>
          </table:table-cell>
          <table:table-cell table:style-name="ce16" office:value-type="string" calcext:value-type="string">
            <text:p>Jaca (jackfruit)</text:p>
          </table:table-cell>
          <table:table-cell table:style-name="ce41" office:value-type="float" office:value="2134.35" calcext:value-type="float">
            <text:p>2,134.3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celga</text:p>
          </table:table-cell>
          <table:table-cell table:style-name="ce41" office:value-type="float" office:value="1220.57" calcext:value-type="float">
            <text:p>1,220.57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2077.13" calcext:value-type="float">
            <text:p>2,077.13</text:p>
          </table:table-cell>
          <table:table-cell table:style-name="ce16" office:value-type="string" calcext:value-type="string">
            <text:p>Cebada forrajera achicalada</text:p>
          </table:table-cell>
          <table:table-cell table:style-name="ce41" office:value-type="float" office:value="2829.12" calcext:value-type="float">
            <text:p>2,829.12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2460.9" calcext:value-type="float">
            <text:p>2,460.90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1578.05" calcext:value-type="float">
            <text:p>1,578.05</text:p>
          </table:table-cell>
          <table:table-cell table:style-name="ce16" office:value-type="string" calcext:value-type="string">
            <text:p>Jamaica</text:p>
          </table:table-cell>
          <table:table-cell table:style-name="ce41" office:value-type="float" office:value="1351.11" calcext:value-type="float">
            <text:p>1,351.11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1377.77" calcext:value-type="float">
            <text:p>1,377.77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825.63" calcext:value-type="float">
            <text:p>1,825.63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801.42" calcext:value-type="float">
            <text:p>1,801.42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1975.48" calcext:value-type="float">
            <text:p>1,975.48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943.49" calcext:value-type="float">
            <text:p>1,943.4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Uva</text:p>
          </table:table-cell>
          <table:table-cell table:style-name="ce41" office:value-type="float" office:value="1161.6" calcext:value-type="float">
            <text:p>1,161.60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759.35" calcext:value-type="float">
            <text:p>1,759.35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2720" calcext:value-type="float">
            <text:p>2,720.00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2171.82" calcext:value-type="float">
            <text:p>2,171.82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420.55" calcext:value-type="float">
            <text:p>1,420.55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928.85" calcext:value-type="float">
            <text:p>928.85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333.97" calcext:value-type="float">
            <text:p>1,333.97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800.13" calcext:value-type="float">
            <text:p>1,800.13</text:p>
          </table:table-cell>
          <table:table-cell table:style-name="ce16" office:value-type="string" calcext:value-type="string">
            <text:p>Jaca (jackfruit)</text:p>
          </table:table-cell>
          <table:table-cell table:style-name="ce41" office:value-type="float" office:value="1455.54" calcext:value-type="float">
            <text:p>1,455.54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1950.69" calcext:value-type="float">
            <text:p>1,950.69</text:p>
          </table:table-cell>
          <table:table-cell table:style-name="ce16" office:value-type="string" calcext:value-type="string">
            <text:p>Garbanzo porquero</text:p>
          </table:table-cell>
          <table:table-cell table:style-name="ce41" office:value-type="float" office:value="1913.96" calcext:value-type="float">
            <text:p>1,913.9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ebada forrajera achicalada</text:p>
          </table:table-cell>
          <table:table-cell table:style-name="ce41" office:value-type="float" office:value="1145.82" calcext:value-type="float">
            <text:p>1,145.82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1583" calcext:value-type="float">
            <text:p>1,583.00</text:p>
          </table:table-cell>
          <table:table-cell table:style-name="ce16" office:value-type="string" calcext:value-type="string">
            <text:p>Alcachofa</text:p>
          </table:table-cell>
          <table:table-cell table:style-name="ce41" office:value-type="float" office:value="2062.5" calcext:value-type="float">
            <text:p>2,062.50</text:p>
          </table:table-cell>
          <table:table-cell table:style-name="ce16" office:value-type="string" calcext:value-type="string">
            <text:p>Apio</text:p>
          </table:table-cell>
          <table:table-cell table:style-name="ce41" office:value-type="float" office:value="2160.3" calcext:value-type="float">
            <text:p>2,160.30</text:p>
          </table:table-cell>
          <table:table-cell table:style-name="ce16" office:value-type="string" calcext:value-type="string">
            <text:p>Avena grano</text:p>
          </table:table-cell>
          <table:table-cell table:style-name="ce41" office:value-type="float" office:value="1215.48" calcext:value-type="float">
            <text:p>1,215.48</text:p>
          </table:table-cell>
          <table:table-cell table:style-name="ce16" office:value-type="string" calcext:value-type="string">
            <text:p>Soya</text:p>
          </table:table-cell>
          <table:table-cell table:style-name="ce16" office:value-type="float" office:value="840.9" calcext:value-type="float">
            <text:p>840.9</text:p>
          </table:table-cell>
          <table:table-cell table:style-name="ce16" office:value-type="string" calcext:value-type="string">
            <text:p>Granada</text:p>
          </table:table-cell>
          <table:table-cell table:style-name="ce41" office:value-type="float" office:value="1184.63" calcext:value-type="float">
            <text:p>1,184.63</text:p>
          </table:table-cell>
          <table:table-cell table:style-name="ce16" office:value-type="string" calcext:value-type="string">
            <text:p>Granada</text:p>
          </table:table-cell>
          <table:table-cell table:style-name="ce41" office:value-type="float" office:value="1596.9" calcext:value-type="float">
            <text:p>1,596.90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41" office:value-type="float" office:value="1195.38" calcext:value-type="float">
            <text:p>1,195.38</text:p>
          </table:table-cell>
          <table:table-cell table:style-name="ce16" office:value-type="string" calcext:value-type="string">
            <text:p>Mamey</text:p>
          </table:table-cell>
          <table:table-cell table:style-name="ce41" office:value-type="float" office:value="1689.73" calcext:value-type="float">
            <text:p>1,689.73</text:p>
          </table:table-cell>
          <table:table-cell table:style-name="ce16" office:value-type="string" calcext:value-type="string">
            <text:p>Calabaza</text:p>
          </table:table-cell>
          <table:table-cell table:style-name="ce41" office:value-type="float" office:value="1885.05" calcext:value-type="float">
            <text:p>1,885.05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jo</text:p>
          </table:table-cell>
          <table:table-cell table:style-name="ce41" office:value-type="float" office:value="1107.12" calcext:value-type="float">
            <text:p>1,107.12</text:p>
          </table:table-cell>
          <table:table-cell table:style-name="ce16" office:value-type="string" calcext:value-type="string">
            <text:p>Alcachofa</text:p>
          </table:table-cell>
          <table:table-cell table:style-name="ce41" office:value-type="float" office:value="1527.25" calcext:value-type="float">
            <text:p>1,527.25</text:p>
          </table:table-cell>
          <table:table-cell table:style-name="ce16" office:value-type="string" calcext:value-type="string">
            <text:p>Cebada forrajera seca</text:p>
          </table:table-cell>
          <table:table-cell table:style-name="ce41" office:value-type="float" office:value="1896.43" calcext:value-type="float">
            <text:p>1,896.43</text:p>
          </table:table-cell>
          <table:table-cell table:style-name="ce16" office:value-type="string" calcext:value-type="string">
            <text:p>Caña de azúcar piloncillo</text:p>
          </table:table-cell>
          <table:table-cell table:style-name="ce41" office:value-type="float" office:value="1988" calcext:value-type="float">
            <text:p>1,988.00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956.04" calcext:value-type="float">
            <text:p>956.04</text:p>
          </table:table-cell>
          <table:table-cell table:style-name="ce16" office:value-type="string" calcext:value-type="string">
            <text:p>Ave del paraíso (gruesa)</text:p>
          </table:table-cell>
          <table:table-cell table:style-name="ce16" office:value-type="float" office:value="599.4" calcext:value-type="float">
            <text:p>599.4</text:p>
          </table:table-cell>
          <table:table-cell table:style-name="ce16" office:value-type="string" calcext:value-type="string">
            <text:p>Canola</text:p>
          </table:table-cell>
          <table:table-cell table:style-name="ce41" office:value-type="float" office:value="1145.78" calcext:value-type="float">
            <text:p>1,145.78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1384.13" calcext:value-type="float">
            <text:p>1,384.13</text:p>
          </table:table-cell>
          <table:table-cell table:style-name="ce16" office:value-type="string" calcext:value-type="string">
            <text:p>Mamey</text:p>
          </table:table-cell>
          <table:table-cell table:style-name="ce41" office:value-type="float" office:value="1026.13" calcext:value-type="float">
            <text:p>1,026.13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648.37" calcext:value-type="float">
            <text:p>1,648.37</text:p>
          </table:table-cell>
          <table:table-cell table:style-name="ce16" office:value-type="string" calcext:value-type="string">
            <text:p>Toronja (pomelo)</text:p>
          </table:table-cell>
          <table:table-cell table:style-name="ce41" office:value-type="float" office:value="1688.4" calcext:value-type="float">
            <text:p>1,688.40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Manzana</text:p>
          </table:table-cell>
          <table:table-cell table:style-name="ce41" office:value-type="float" office:value="1096.86" calcext:value-type="float">
            <text:p>1,096.86</text:p>
          </table:table-cell>
          <table:table-cell table:style-name="ce16" office:value-type="string" calcext:value-type="string">
            <text:p>Ajo</text:p>
          </table:table-cell>
          <table:table-cell table:style-name="ce41" office:value-type="float" office:value="1247.25" calcext:value-type="float">
            <text:p>1,247.25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711.15" calcext:value-type="float">
            <text:p>1,711.15</text:p>
          </table:table-cell>
          <table:table-cell table:style-name="ce16" office:value-type="string" calcext:value-type="string">
            <text:p>Canola</text:p>
          </table:table-cell>
          <table:table-cell table:style-name="ce41" office:value-type="float" office:value="1734" calcext:value-type="float">
            <text:p>1,734.00</text:p>
          </table:table-cell>
          <table:table-cell table:style-name="ce16" office:value-type="string" calcext:value-type="string">
            <text:p>Mandarina</text:p>
          </table:table-cell>
          <table:table-cell table:style-name="ce16" office:value-type="float" office:value="915" calcext:value-type="float">
            <text:p>915</text:p>
          </table:table-cell>
          <table:table-cell table:style-name="ce16" office:value-type="string" calcext:value-type="string">
            <text:p>Ajo</text:p>
          </table:table-cell>
          <table:table-cell table:style-name="ce16" office:value-type="float" office:value="570.2" calcext:value-type="float">
            <text:p>570.2</text:p>
          </table:table-cell>
          <table:table-cell table:style-name="ce16" office:value-type="string" calcext:value-type="string">
            <text:p>Jaca (jackfruit)</text:p>
          </table:table-cell>
          <table:table-cell table:style-name="ce16" office:value-type="float" office:value="808.51" calcext:value-type="float">
            <text:p>808.51</text:p>
          </table:table-cell>
          <table:table-cell table:style-name="ce16" office:value-type="string" calcext:value-type="string">
            <text:p>Canola</text:p>
          </table:table-cell>
          <table:table-cell table:style-name="ce41" office:value-type="float" office:value="1349.33" calcext:value-type="float">
            <text:p>1,349.33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738.15" calcext:value-type="float">
            <text:p>738.15</text:p>
          </table:table-cell>
          <table:table-cell table:style-name="ce16" office:value-type="string" calcext:value-type="string">
            <text:p>Jaca (jackfruit)</text:p>
          </table:table-cell>
          <table:table-cell table:style-name="ce41" office:value-type="float" office:value="1643.66" calcext:value-type="float">
            <text:p>1,643.66</text:p>
          </table:table-cell>
          <table:table-cell table:style-name="ce16" office:value-type="string" calcext:value-type="string">
            <text:p>Mamey</text:p>
          </table:table-cell>
          <table:table-cell table:style-name="ce41" office:value-type="float" office:value="1415.32" calcext:value-type="float">
            <text:p>1,415.3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Lilium (gruesa)</text:p>
          </table:table-cell>
          <table:table-cell table:style-name="ce16" office:value-type="float" office:value="790.73" calcext:value-type="float">
            <text:p>790.73</text:p>
          </table:table-cell>
          <table:table-cell table:style-name="ce16" office:value-type="string" calcext:value-type="string">
            <text:p>Jaca (jackfruit)</text:p>
          </table:table-cell>
          <table:table-cell table:style-name="ce16" office:value-type="float" office:value="852.6" calcext:value-type="float">
            <text:p>852.6</text:p>
          </table:table-cell>
          <table:table-cell table:style-name="ce16" office:value-type="string" calcext:value-type="string">
            <text:p>Manzana</text:p>
          </table:table-cell>
          <table:table-cell table:style-name="ce41" office:value-type="float" office:value="1585.3" calcext:value-type="float">
            <text:p>1,585.30</text:p>
          </table:table-cell>
          <table:table-cell table:style-name="ce16" office:value-type="string" calcext:value-type="string">
            <text:p>Acelga</text:p>
          </table:table-cell>
          <table:table-cell table:style-name="ce41" office:value-type="float" office:value="1722.4" calcext:value-type="float">
            <text:p>1,722.40</text:p>
          </table:table-cell>
          <table:table-cell table:style-name="ce16" office:value-type="string" calcext:value-type="string">
            <text:p>Lilium (gruesa)</text:p>
          </table:table-cell>
          <table:table-cell table:style-name="ce16" office:value-type="float" office:value="837.56" calcext:value-type="float">
            <text:p>837.56</text:p>
          </table:table-cell>
          <table:table-cell table:style-name="ce16" office:value-type="string" calcext:value-type="string">
            <text:p>Canola</text:p>
          </table:table-cell>
          <table:table-cell table:style-name="ce16" office:value-type="float" office:value="399.75" calcext:value-type="float">
            <text:p>399.75</text:p>
          </table:table-cell>
          <table:table-cell table:style-name="ce16" office:value-type="string" calcext:value-type="string">
            <text:p>Semilla de tomate rojo (jitomate)</text:p>
          </table:table-cell>
          <table:table-cell table:style-name="ce16" office:value-type="float" office:value="784" calcext:value-type="float">
            <text:p>784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41" office:value-type="float" office:value="1188" calcext:value-type="float">
            <text:p>1,188.00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729.22" calcext:value-type="float">
            <text:p>729.22</text:p>
          </table:table-cell>
          <table:table-cell table:style-name="ce16" office:value-type="string" calcext:value-type="string">
            <text:p>Higo</text:p>
          </table:table-cell>
          <table:table-cell table:style-name="ce41" office:value-type="float" office:value="1169.64" calcext:value-type="float">
            <text:p>1,169.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vena grano</text:p>
          </table:table-cell>
          <table:table-cell table:style-name="ce16" office:value-type="float" office:value="715.06" calcext:value-type="float">
            <text:p>715.06</text:p>
          </table:table-cell>
          <table:table-cell table:style-name="ce16" office:value-type="string" calcext:value-type="string">
            <text:p>Lilium (gruesa)</text:p>
          </table:table-cell>
          <table:table-cell table:style-name="ce16" office:value-type="float" office:value="823.37" calcext:value-type="float">
            <text:p>823.37</text:p>
          </table:table-cell>
          <table:table-cell table:style-name="ce16" office:value-type="string" calcext:value-type="string">
            <text:p>Camote</text:p>
          </table:table-cell>
          <table:table-cell table:style-name="ce41" office:value-type="float" office:value="1548.92" calcext:value-type="float">
            <text:p>1,548.92</text:p>
          </table:table-cell>
          <table:table-cell table:style-name="ce16" office:value-type="string" calcext:value-type="string">
            <text:p>Cebada forrajera seca</text:p>
          </table:table-cell>
          <table:table-cell table:style-name="ce41" office:value-type="float" office:value="1373.15" calcext:value-type="float">
            <text:p>1,373.15</text:p>
          </table:table-cell>
          <table:table-cell table:style-name="ce16" office:value-type="string" calcext:value-type="string">
            <text:p>Girasol</text:p>
          </table:table-cell>
          <table:table-cell table:style-name="ce16" office:value-type="float" office:value="525.07" calcext:value-type="float">
            <text:p>525.07</text:p>
          </table:table-cell>
          <table:table-cell table:style-name="ce16" office:value-type="string" calcext:value-type="string">
            <text:p>Jaca (jackfruit)</text:p>
          </table:table-cell>
          <table:table-cell table:style-name="ce16" office:value-type="float" office:value="379.75" calcext:value-type="float">
            <text:p>379.75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578.65" calcext:value-type="float">
            <text:p>578.65</text:p>
          </table:table-cell>
          <table:table-cell table:style-name="ce16" office:value-type="string" calcext:value-type="string">
            <text:p>Jaca (jackfruit)</text:p>
          </table:table-cell>
          <table:table-cell table:style-name="ce41" office:value-type="float" office:value="1114.5" calcext:value-type="float">
            <text:p>1,114.50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384.19" calcext:value-type="float">
            <text:p>384.19</text:p>
          </table:table-cell>
          <table:table-cell table:style-name="ce16" office:value-type="string" calcext:value-type="string">
            <text:p>Higo</text:p>
          </table:table-cell>
          <table:table-cell table:style-name="ce16" office:value-type="float" office:value="512.02" calcext:value-type="float">
            <text:p>512.02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774.6" calcext:value-type="float">
            <text:p>774.6</text:p>
          </table:table-cell>
          <table:table-cell table:number-columns-repeated="1002"/>
        </table:table-row>
        <table:table-row table:style-name="ro7">
          <table:table-cell table:style-name="ce16" office:value-type="string" calcext:value-type="string">
            <text:p>Ebo (janamargo o veza)</text:p>
          </table:table-cell>
          <table:table-cell table:style-name="ce16" office:value-type="float" office:value="568.26" calcext:value-type="float">
            <text:p>568.26</text:p>
          </table:table-cell>
          <table:table-cell table:style-name="ce16" office:value-type="string" calcext:value-type="string">
            <text:p>Calabaza</text:p>
          </table:table-cell>
          <table:table-cell table:style-name="ce16" office:value-type="float" office:value="776.35" calcext:value-type="float">
            <text:p>776.35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285.8" calcext:value-type="float">
            <text:p>1,285.80</text:p>
          </table:table-cell>
          <table:table-cell table:style-name="ce16" office:value-type="string" calcext:value-type="string">
            <text:p>Lilium (gruesa)</text:p>
          </table:table-cell>
          <table:table-cell table:style-name="ce41" office:value-type="float" office:value="1253.58" calcext:value-type="float">
            <text:p>1,253.58</text:p>
          </table:table-cell>
          <table:table-cell table:style-name="ce16" office:value-type="string" calcext:value-type="string">
            <text:p>Semilla de tomate rojo (jitomate)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324.73" calcext:value-type="float">
            <text:p>324.73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407.6" calcext:value-type="float">
            <text:p>407.6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676.23" calcext:value-type="float">
            <text:p>676.23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338.96" calcext:value-type="float">
            <text:p>338.96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371.96" calcext:value-type="float">
            <text:p>371.9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Manzanilla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string" calcext:value-type="string">
            <text:p>Avena grano</text:p>
          </table:table-cell>
          <table:table-cell table:style-name="ce16" office:value-type="float" office:value="697.5" calcext:value-type="float">
            <text:p>697.5</text:p>
          </table:table-cell>
          <table:table-cell table:style-name="ce16" office:value-type="string" calcext:value-type="string">
            <text:p>Ajo</text:p>
          </table:table-cell>
          <table:table-cell table:style-name="ce41" office:value-type="float" office:value="1160" calcext:value-type="float">
            <text:p>1,160.00</text:p>
          </table:table-cell>
          <table:table-cell table:style-name="ce16" office:value-type="string" calcext:value-type="string">
            <text:p>Ebo (janamargo o veza)</text:p>
          </table:table-cell>
          <table:table-cell table:style-name="ce41" office:value-type="float" office:value="1171.41" calcext:value-type="float">
            <text:p>1,171.41</text:p>
          </table:table-cell>
          <table:table-cell table:style-name="ce16" office:value-type="string" calcext:value-type="string">
            <text:p>Flores (gruesa)</text:p>
          </table:table-cell>
          <table:table-cell table:style-name="ce16" office:value-type="float" office:value="485.94" calcext:value-type="float">
            <text:p>485.94</text:p>
          </table:table-cell>
          <table:table-cell table:style-name="ce16" office:value-type="string" calcext:value-type="string">
            <text:p>Girasol</text:p>
          </table:table-cell>
          <table:table-cell table:style-name="ce16" office:value-type="float" office:value="307.26" calcext:value-type="float">
            <text:p>307.26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456" calcext:value-type="float">
            <text:p>456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337.9" calcext:value-type="float">
            <text:p>337.9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301.88" calcext:value-type="float">
            <text:p>301.88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335.8" calcext:value-type="float">
            <text:p>335.8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Granada</text:p>
          </table:table-cell>
          <table:table-cell table:style-name="ce16" office:value-type="float" office:value="471.1" calcext:value-type="float">
            <text:p>471.1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682.08" calcext:value-type="float">
            <text:p>682.08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865.65" calcext:value-type="float">
            <text:p>865.65</text:p>
          </table:table-cell>
          <table:table-cell table:style-name="ce16" office:value-type="string" calcext:value-type="string">
            <text:p>Girasol</text:p>
          </table:table-cell>
          <table:table-cell table:style-name="ce41" office:value-type="float" office:value="1066.18" calcext:value-type="float">
            <text:p>1,066.18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424.25" calcext:value-type="float">
            <text:p>424.25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290.84" calcext:value-type="float">
            <text:p>290.84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331.63" calcext:value-type="float">
            <text:p>331.63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342.8" calcext:value-type="float">
            <text:p>342.8</text:p>
          </table:table-cell>
          <table:table-cell table:style-name="ce16" office:value-type="string" calcext:value-type="string">
            <text:p>Manzana</text:p>
          </table:table-cell>
          <table:table-cell table:style-name="ce16" office:value-type="float" office:value="306.12" calcext:value-type="float">
            <text:p>306.12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288.91" calcext:value-type="float">
            <text:p>288.91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323.85" calcext:value-type="float">
            <text:p>323.85</text:p>
          </table:table-cell>
          <table:table-cell table:number-columns-repeated="1002"/>
        </table:table-row>
        <table:table-row table:style-name="ro7">
          <table:table-cell table:style-name="ce16" office:value-type="string" calcext:value-type="string">
            <text:p>Calabaza</text:p>
          </table:table-cell>
          <table:table-cell table:style-name="ce16" office:value-type="float" office:value="441.35" calcext:value-type="float">
            <text:p>441.35</text:p>
          </table:table-cell>
          <table:table-cell table:style-name="ce16" office:value-type="string" calcext:value-type="string">
            <text:p>Trigo forrajero seco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Lilium (gruesa)</text:p>
          </table:table-cell>
          <table:table-cell table:style-name="ce16" office:value-type="float" office:value="832.44" calcext:value-type="float">
            <text:p>832.44</text:p>
          </table:table-cell>
          <table:table-cell table:style-name="ce16" office:value-type="string" calcext:value-type="string">
            <text:p>Mandarina</text:p>
          </table:table-cell>
          <table:table-cell table:style-name="ce16" office:value-type="float" office:value="934.8" calcext:value-type="float">
            <text:p>934.8</text:p>
          </table:table-cell>
          <table:table-cell table:style-name="ce16" office:value-type="string" calcext:value-type="string">
            <text:p>Ajo</text:p>
          </table:table-cell>
          <table:table-cell table:style-name="ce16" office:value-type="float" office:value="355.58" calcext:value-type="float">
            <text:p>355.58</text:p>
          </table:table-cell>
          <table:table-cell table:style-name="ce16" office:value-type="string" calcext:value-type="string">
            <text:p>Semilla de tomate rojo (jitomate)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329.54" calcext:value-type="float">
            <text:p>329.54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278.27" calcext:value-type="float">
            <text:p>278.27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279.65" calcext:value-type="float">
            <text:p>279.65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304.89" calcext:value-type="float">
            <text:p>304.8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Tejocote</text:p>
          </table:table-cell>
          <table:table-cell table:style-name="ce16" office:value-type="float" office:value="404.5" calcext:value-type="float">
            <text:p>404.5</text:p>
          </table:table-cell>
          <table:table-cell table:style-name="ce16" office:value-type="string" calcext:value-type="string">
            <text:p>Ebo (janamargo o veza)</text:p>
          </table:table-cell>
          <table:table-cell table:style-name="ce16" office:value-type="float" office:value="647.88" calcext:value-type="float">
            <text:p>647.88</text:p>
          </table:table-cell>
          <table:table-cell table:style-name="ce16" office:value-type="string" calcext:value-type="string">
            <text:p>Apio</text:p>
          </table:table-cell>
          <table:table-cell table:style-name="ce16" office:value-type="float" office:value="710.43" calcext:value-type="float">
            <text:p>710.43</text:p>
          </table:table-cell>
          <table:table-cell table:style-name="ce16" office:value-type="string" calcext:value-type="string">
            <text:p>Sorgo forrajero seco</text:p>
          </table:table-cell>
          <table:table-cell table:style-name="ce16" office:value-type="float" office:value="504.43" calcext:value-type="float">
            <text:p>504.43</text:p>
          </table:table-cell>
          <table:table-cell table:style-name="ce16" office:value-type="string" calcext:value-type="string">
            <text:p>Jaca (jackfruit)</text:p>
          </table:table-cell>
          <table:table-cell table:style-name="ce16" office:value-type="float" office:value="345.25" calcext:value-type="float">
            <text:p>345.25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59.2" calcext:value-type="float">
            <text:p>259.2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219.97" calcext:value-type="float">
            <text:p>219.97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294.62" calcext:value-type="float">
            <text:p>294.62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63.45" calcext:value-type="float">
            <text:p>263.45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73.63" calcext:value-type="float">
            <text:p>273.63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299.16" calcext:value-type="float">
            <text:p>299.16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Jamaica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string" calcext:value-type="string">
            <text:p>Calabaza</text:p>
          </table:table-cell>
          <table:table-cell table:style-name="ce16" office:value-type="float" office:value="585.35" calcext:value-type="float">
            <text:p>585.35</text:p>
          </table:table-cell>
          <table:table-cell table:style-name="ce16" office:value-type="string" calcext:value-type="string">
            <text:p>Calabaza</text:p>
          </table:table-cell>
          <table:table-cell table:style-name="ce16" office:value-type="float" office:value="480.88" calcext:value-type="float">
            <text:p>480.88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253.64" calcext:value-type="float">
            <text:p>253.64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265.1" calcext:value-type="float">
            <text:p>265.1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228.81" calcext:value-type="float">
            <text:p>228.81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220.67" calcext:value-type="float">
            <text:p>220.67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270" calcext:value-type="float">
            <text:p>270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Pera</text:p>
          </table:table-cell>
          <table:table-cell table:style-name="ce16" office:value-type="float" office:value="365.52" calcext:value-type="float">
            <text:p>365.52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string" calcext:value-type="string">
            <text:p>Jaca (jackfruit)</text:p>
          </table:table-cell>
          <table:table-cell table:style-name="ce16" office:value-type="float" office:value="401.25" calcext:value-type="float">
            <text:p>401.25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string" calcext:value-type="string">
            <text:p>Granada</text:p>
          </table:table-cell>
          <table:table-cell table:style-name="ce16" office:value-type="float" office:value="314.25" calcext:value-type="float">
            <text:p>314.25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204.8" calcext:value-type="float">
            <text:p>204.8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54.54" calcext:value-type="float">
            <text:p>254.54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198.12" calcext:value-type="float">
            <text:p>198.12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194.18" calcext:value-type="float">
            <text:p>194.18</text:p>
          </table:table-cell>
          <table:table-cell table:style-name="ce16" office:value-type="string" calcext:value-type="string">
            <text:p>Manzana</text:p>
          </table:table-cell>
          <table:table-cell table:style-name="ce16" office:value-type="float" office:value="251.49" calcext:value-type="float">
            <text:p>251.49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Trigo forrajero seco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string" calcext:value-type="string">
            <text:p>Soya</text:p>
          </table:table-cell>
          <table:table-cell table:style-name="ce16" office:value-type="float" office:value="377.55" calcext:value-type="float">
            <text:p>377.55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367.27" calcext:value-type="float">
            <text:p>367.27</text:p>
          </table:table-cell>
          <table:table-cell table:style-name="ce16" office:value-type="string" calcext:value-type="string">
            <text:p>Ave del paraíso (gruesa)</text:p>
          </table:table-cell>
          <table:table-cell table:style-name="ce16" office:value-type="float" office:value="371.63" calcext:value-type="float">
            <text:p>371.63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268.66" calcext:value-type="float">
            <text:p>268.66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string" calcext:value-type="string">
            <text:p>Girasol forrajero</text:p>
          </table:table-cell>
          <table:table-cell table:style-name="ce16" office:value-type="float" office:value="174.5" calcext:value-type="float">
            <text:p>174.5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247.77" calcext:value-type="float">
            <text:p>247.77</text:p>
          </table:table-cell>
          <table:table-cell table:style-name="ce16" office:value-type="string" calcext:value-type="string">
            <text:p>Canola</text:p>
          </table:table-cell>
          <table:table-cell table:style-name="ce16" office:value-type="float" office:value="178.24" calcext:value-type="float">
            <text:p>178.24</text:p>
          </table:table-cell>
          <table:table-cell table:style-name="ce16" office:value-type="string" calcext:value-type="string">
            <text:p>Manzana</text:p>
          </table:table-cell>
          <table:table-cell table:style-name="ce16" office:value-type="float" office:value="180.18" calcext:value-type="float">
            <text:p>180.18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219.74" calcext:value-type="float">
            <text:p>219.7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Nopal forrajero</text:p>
          </table:table-cell>
          <table:table-cell table:style-name="ce16" office:value-type="float" office:value="333.75" calcext:value-type="float">
            <text:p>333.75</text:p>
          </table:table-cell>
          <table:table-cell table:style-name="ce16" office:value-type="string" calcext:value-type="string">
            <text:p>Granada</text:p>
          </table:table-cell>
          <table:table-cell table:style-name="ce16" office:value-type="float" office:value="355.88" calcext:value-type="float">
            <text:p>355.88</text:p>
          </table:table-cell>
          <table:table-cell table:style-name="ce16" office:value-type="string" calcext:value-type="string">
            <text:p>Ave del paraíso (gruesa)</text:p>
          </table:table-cell>
          <table:table-cell table:style-name="ce16" office:value-type="float" office:value="310.5" calcext:value-type="float">
            <text:p>310.5</text:p>
          </table:table-cell>
          <table:table-cell table:style-name="ce16" office:value-type="string" calcext:value-type="string">
            <text:p>Ajo</text:p>
          </table:table-cell>
          <table:table-cell table:style-name="ce16" office:value-type="float" office:value="367.4" calcext:value-type="float">
            <text:p>367.4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59.2" calcext:value-type="float">
            <text:p>259.2</text:p>
          </table:table-cell>
          <table:table-cell table:style-name="ce16" office:value-type="string" calcext:value-type="string">
            <text:p>Granada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146.16" calcext:value-type="float">
            <text:p>146.16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200.55" calcext:value-type="float">
            <text:p>200.55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130.51" calcext:value-type="float">
            <text:p>130.51</text:p>
          </table:table-cell>
          <table:table-cell table:style-name="ce16" office:value-type="string" calcext:value-type="string">
            <text:p>Canola</text:p>
          </table:table-cell>
          <table:table-cell table:style-name="ce16" office:value-type="float" office:value="148.2" calcext:value-type="float">
            <text:p>148.2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145.45" calcext:value-type="float">
            <text:p>145.45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Chía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291.92" calcext:value-type="float">
            <text:p>291.92</text:p>
          </table:table-cell>
          <table:table-cell table:style-name="ce16" office:value-type="string" calcext:value-type="string">
            <text:p>Granada</text:p>
          </table:table-cell>
          <table:table-cell table:style-name="ce16" office:value-type="float" office:value="287.7" calcext:value-type="float">
            <text:p>287.7</text:p>
          </table:table-cell>
          <table:table-cell table:style-name="ce16" office:value-type="string" calcext:value-type="string">
            <text:p>Granada</text:p>
          </table:table-cell>
          <table:table-cell table:style-name="ce16" office:value-type="float" office:value="349.39" calcext:value-type="float">
            <text:p>349.39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212.8" calcext:value-type="float">
            <text:p>212.8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133.15" calcext:value-type="float">
            <text:p>133.15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94.37" calcext:value-type="float">
            <text:p>94.37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183.69" calcext:value-type="float">
            <text:p>183.69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56.42" calcext:value-type="float">
            <text:p>56.42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129.29" calcext:value-type="float">
            <text:p>129.29</text:p>
          </table:table-cell>
          <table:table-cell table:style-name="ce16" office:value-type="string" calcext:value-type="string">
            <text:p>Canola</text:p>
          </table:table-cell>
          <table:table-cell table:style-name="ce16" office:value-type="float" office:value="101.86" calcext:value-type="float">
            <text:p>101.8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Caña de azúcar forrajera</text:p>
          </table:table-cell>
          <table:table-cell table:style-name="ce16" office:value-type="float" office:value="290.5" calcext:value-type="float">
            <text:p>290.5</text:p>
          </table:table-cell>
          <table:table-cell table:style-name="ce16" office:value-type="string" calcext:value-type="string">
            <text:p>Ave del paraíso (gruesa)</text:p>
          </table:table-cell>
          <table:table-cell table:style-name="ce16" office:value-type="float" office:value="290.66" calcext:value-type="float">
            <text:p>290.66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271.32" calcext:value-type="float">
            <text:p>271.32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339.51" calcext:value-type="float">
            <text:p>339.51</text:p>
          </table:table-cell>
          <table:table-cell table:style-name="ce16" office:value-type="string" calcext:value-type="string">
            <text:p>Mamey</text:p>
          </table:table-cell>
          <table:table-cell table:style-name="ce16" office:value-type="float" office:value="186.12" calcext:value-type="float">
            <text:p>186.12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110.2" calcext:value-type="float">
            <text:p>110.2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180.83" calcext:value-type="float">
            <text:p>180.83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48.28" calcext:value-type="float">
            <text:p>48.28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88.54" calcext:value-type="float">
            <text:p>88.54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63.62" calcext:value-type="float">
            <text:p>63.62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Ave del paraíso (gruesa)</text:p>
          </table:table-cell>
          <table:table-cell table:style-name="ce16" office:value-type="float" office:value="240.48" calcext:value-type="float">
            <text:p>240.48</text:p>
          </table:table-cell>
          <table:table-cell table:style-name="ce16" office:value-type="string" calcext:value-type="string">
            <text:p>Amaranto</text:p>
          </table:table-cell>
          <table:table-cell table:style-name="ce16" office:value-type="float" office:value="283.5" calcext:value-type="float">
            <text:p>283.5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59.2" calcext:value-type="float">
            <text:p>259.2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304.29" calcext:value-type="float">
            <text:p>304.29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163.2" calcext:value-type="float">
            <text:p>163.2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Canola forrajera</text:p>
          </table:table-cell>
          <table:table-cell table:style-name="ce16" office:value-type="float" office:value="67.58" calcext:value-type="float">
            <text:p>67.58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130.59" calcext:value-type="float">
            <text:p>130.59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32.51" calcext:value-type="float">
            <text:p>32.51</text:p>
          </table:table-cell>
          <table:table-cell table:style-name="ce16" office:value-type="string" calcext:value-type="string">
            <text:p>Jamaica</text:p>
          </table:table-cell>
          <table:table-cell table:style-name="ce16" office:value-type="float" office:value="63.7" calcext:value-type="float">
            <text:p>63.7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51.32" calcext:value-type="float">
            <text:p>51.32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Aceituna</text:p>
          </table:table-cell>
          <table:table-cell table:style-name="ce16" office:value-type="float" office:value="236.77" calcext:value-type="float">
            <text:p>236.77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281.09" calcext:value-type="float">
            <text:p>281.09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184.62" calcext:value-type="float">
            <text:p>184.62</text:p>
          </table:table-cell>
          <table:table-cell table:style-name="ce16" office:value-type="string" calcext:value-type="string">
            <text:p>Jaca (jackfruit)</text:p>
          </table:table-cell>
          <table:table-cell table:style-name="ce16" office:value-type="float" office:value="281.36" calcext:value-type="float">
            <text:p>281.36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127.71" calcext:value-type="float">
            <text:p>127.71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67.5" calcext:value-type="float">
            <text:p>67.5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76.61" calcext:value-type="float">
            <text:p>76.61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21.81" calcext:value-type="float">
            <text:p>21.81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47.04" calcext:value-type="float">
            <text:p>47.04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44.64" calcext:value-type="float">
            <text:p>44.64</text:p>
          </table:table-cell>
          <table:table-cell table:number-columns-repeated="1002"/>
        </table:table-row>
        <table:table-row table:style-name="ro3">
          <table:table-cell table:style-name="ce16" office:value-type="string" calcext:value-type="string">
            <text:p>Soya</text:p>
          </table:table-cell>
          <table:table-cell table:style-name="ce16" office:value-type="float" office:value="236.25" calcext:value-type="float">
            <text:p>236.25</text:p>
          </table:table-cell>
          <table:table-cell table:style-name="ce16" office:value-type="string" calcext:value-type="string">
            <text:p>Aceituna</text:p>
          </table:table-cell>
          <table:table-cell table:style-name="ce16" office:value-type="float" office:value="267.3" calcext:value-type="float">
            <text:p>267.3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168.6" calcext:value-type="float">
            <text:p>168.6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252.4" calcext:value-type="float">
            <text:p>252.4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114.6" calcext:value-type="float">
            <text:p>114.6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67.5" calcext:value-type="float">
            <text:p>67.5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70.2" calcext:value-type="float">
            <text:p>70.2</text:p>
          </table:table-cell>
          <table:table-cell table:style-name="ce16" office:value-type="string" calcext:value-type="string">
            <text:p>Haba verde</text:p>
          </table:table-cell>
          <table:table-cell table:style-name="ce16" office:value-type="float" office:value="9.63" calcext:value-type="float">
            <text:p>9.63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43.78" calcext:value-type="float">
            <text:p>43.78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43.16" calcext:value-type="float">
            <text:p>43.16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Jaca (jackfruit)</text:p>
          </table:table-cell>
          <table:table-cell table:style-name="ce16" office:value-type="float" office:value="178.8" calcext:value-type="float">
            <text:p>178.8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127.53" calcext:value-type="float">
            <text:p>127.53</text:p>
          </table:table-cell>
          <table:table-cell table:style-name="ce16" office:value-type="string" calcext:value-type="string">
            <text:p>Tejocote</text:p>
          </table:table-cell>
          <table:table-cell table:style-name="ce16" office:value-type="float" office:value="222.6" calcext:value-type="float">
            <text:p>222.6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94.08" calcext:value-type="float">
            <text:p>94.08</text:p>
          </table:table-cell>
          <table:table-cell table:style-name="ce16" office:value-type="string" calcext:value-type="string">
            <text:p>Trigo forrajero verde</text:p>
          </table:table-cell>
          <table:table-cell table:style-name="ce16" office:value-type="float" office:value="54.2" calcext:value-type="float">
            <text:p>54.2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64.68" calcext:value-type="float">
            <text:p>64.68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49.63" calcext:value-type="float">
            <text:p>49.63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2.83" calcext:value-type="float">
            <text:p>2.83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4.32" calcext:value-type="float">
            <text:p>4.32</text:p>
          </table:table-cell>
          <table:table-cell table:number-columns-repeated="1004"/>
        </table:table-row>
        <table:table-row table:style-name="ro3">
          <table:table-cell table:style-name="ce16" office:value-type="string" calcext:value-type="string">
            <text:p>Guanábana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114.83" calcext:value-type="float">
            <text:p>114.83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171.36" calcext:value-type="float">
            <text:p>171.36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79.96" calcext:value-type="float">
            <text:p>79.96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47.09" calcext:value-type="float">
            <text:p>47.09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22.08" calcext:value-type="float">
            <text:p>22.08</text:p>
          </table:table-cell>
          <table:table-cell table:style-name="ce16" office:value-type="string" calcext:value-type="string">
            <text:p>Espárrag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v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style-name="ce16" office:value-type="string" calcext:value-type="string">
            <text:p>Haba verde</text:p>
          </table:table-cell>
          <table:table-cell table:style-name="ce16" office:value-type="float" office:value="161.2" calcext:value-type="float">
            <text:p>161.2</text:p>
          </table:table-cell>
          <table:table-cell table:style-name="ce16" office:value-type="string" calcext:value-type="string">
            <text:p>Chía</text:p>
          </table:table-cell>
          <table:table-cell table:style-name="ce16" office:value-type="float" office:value="107.8" calcext:value-type="float">
            <text:p>107.8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106.28" calcext:value-type="float">
            <text:p>106.28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125.82" calcext:value-type="float">
            <text:p>125.82</text:p>
          </table:table-cell>
          <table:table-cell table:style-name="ce16" office:value-type="string" calcext:value-type="string">
            <text:p>Trigo forrajero verde</text:p>
          </table:table-cell>
          <table:table-cell table:style-name="ce16" office:value-type="float" office:value="67.07" calcext:value-type="float">
            <text:p>67.07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30.74" calcext:value-type="float">
            <text:p>30.74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21.38" calcext:value-type="float">
            <text:p>21.38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20.52" calcext:value-type="float">
            <text:p>20.52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16" office:value-type="string" calcext:value-type="string">
            <text:p>Hortalizas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Nopal forrajero</text:p>
          </table:table-cell>
          <table:table-cell table:style-name="ce16" office:value-type="float" office:value="97.13" calcext:value-type="float">
            <text:p>97.13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100.13" calcext:value-type="float">
            <text:p>100.13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108.99" calcext:value-type="float">
            <text:p>108.99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28.5" calcext:value-type="float">
            <text:p>28.5</text:p>
          </table:table-cell>
          <table:table-cell table:style-name="ce16" office:value-type="string" calcext:value-type="string">
            <text:p>Haba verde</text:p>
          </table:table-cell>
          <table:table-cell table:style-name="ce16" office:value-type="float" office:value="11.2" calcext:value-type="float">
            <text:p>11.2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6" office:value-type="string" calcext:value-type="string">
            <text:p>Capulín</text:p>
          </table:table-cell>
          <table:table-cell table:style-name="ce16" office:value-type="float" office:value="79.5" calcext:value-type="float">
            <text:p>79.5</text:p>
          </table:table-cell>
          <table:table-cell table:style-name="ce16" office:value-type="string" calcext:value-type="string">
            <text:p>Haba verde</text:p>
          </table:table-cell>
          <table:table-cell table:style-name="ce16" office:value-type="float" office:value="90.2" calcext:value-type="float">
            <text:p>90.2</text:p>
          </table:table-cell>
          <table:table-cell table:style-name="ce16" office:value-type="string" calcext:value-type="string">
            <text:p>Guanábana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string" calcext:value-type="string">
            <text:p>Pera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57.5" calcext:value-type="float">
            <text:p>57.5</text:p>
          </table:table-cell>
          <table:table-cell table:style-name="ce16" office:value-type="string" calcext:value-type="string">
            <text:p>Semilla de cilantro</text:p>
          </table:table-cell>
          <table:table-cell table:style-name="ce16" office:value-type="float" office:value="26.93" calcext:value-type="float">
            <text:p>26.93</text:p>
          </table:table-cell>
          <table:table-cell table:style-name="ce16" office:value-type="string" calcext:value-type="string">
            <text:p>Soya</text:p>
          </table:table-cell>
          <table:table-cell table:style-name="ce16" office:value-type="float" office:value="8.63" calcext:value-type="float">
            <text:p>8.63</text:p>
          </table:table-cell>
          <table:table-cell table:style-name="ce16" office:value-type="string" calcext:value-type="string">
            <text:p>Soy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16" office:value-type="string" calcext:value-type="string">
            <text:p>Maracuyá</text:p>
          </table:table-cell>
          <table:table-cell table:style-name="ce16" office:value-type="float" office:value="67.2" calcext:value-type="float">
            <text:p>67.2</text:p>
          </table:table-cell>
          <table:table-cell table:style-name="ce16" office:value-type="string" calcext:value-type="string">
            <text:p>Capulín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67.2" calcext:value-type="float">
            <text:p>67.2</text:p>
          </table:table-cell>
          <table:table-cell table:style-name="ce16" office:value-type="string" calcext:value-type="string">
            <text:p>Semilla de cilantro</text:p>
          </table:table-cell>
          <table:table-cell table:style-name="ce16" office:value-type="float" office:value="100" calcext:value-type="float">
            <text:p>100</text:p>
          </table:table-cell>
          <table:table-cell table:style-name="ce67" office:value-type="string" calcext:value-type="string">
            <text:p>Limón real</text:p>
          </table:table-cell>
          <table:table-cell table:style-name="ce16" office:value-type="float" office:value="33.08" calcext:value-type="float">
            <text:p>33.08</text:p>
          </table:table-cell>
          <table:table-cell table:style-name="ce16" office:value-type="string" calcext:value-type="string">
            <text:p>Haba verde</text:p>
          </table:table-cell>
          <table:table-cell table:style-name="ce16" office:value-type="float" office:value="12.65" calcext:value-type="float">
            <text:p>12.65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5.05" calcext:value-type="float">
            <text:p>5.05</text:p>
          </table:table-cell>
          <table:table-cell table:style-name="ce16" office:value-type="string" calcext:value-type="string">
            <text:p>Tabac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6" office:value-type="string" calcext:value-type="string">
            <text:p>Carambol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Nanche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Semilla de cilant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Hortalizas</text:p>
          </table:table-cell>
          <table:table-cell table:style-name="ce16" office:value-type="float" office:value="97.5" calcext:value-type="float">
            <text:p>97.5</text:p>
          </table:table-cell>
          <table:table-cell table:style-name="ce16" office:value-type="string" calcext:value-type="string">
            <text:p>Semilla de cilant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Frutales varios</text:p>
          </table:table-cell>
          <table:table-cell table:style-name="ce16" office:value-type="float" office:value="6.75" calcext:value-type="float">
            <text:p>6.75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16" office:value-type="string" calcext:value-type="string">
            <text:p>Noni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43.65" calcext:value-type="float">
            <text:p>43.65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59.34" calcext:value-type="float">
            <text:p>59.34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75.6" calcext:value-type="float">
            <text:p>75.6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28.8" calcext:value-type="float">
            <text:p>28.8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5.1" calcext:value-type="float">
            <text:p>5.1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16" office:value-type="string" calcext:value-type="string">
            <text:p>Nanche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Maracuyá</text:p>
          </table:table-cell>
          <table:table-cell table:style-name="ce16" office:value-type="float" office:value="28.8" calcext:value-type="float">
            <text:p>28.8</text:p>
          </table:table-cell>
          <table:table-cell table:style-name="ce16" office:value-type="string" calcext:value-type="string">
            <text:p>Arrayán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Carambolo</text:p>
          </table:table-cell>
          <table:table-cell table:style-name="ce16" office:value-type="float" office:value="58.21" calcext:value-type="float">
            <text:p>58.21</text:p>
          </table:table-cell>
          <table:table-cell table:style-name="ce16" office:value-type="string" calcext:value-type="string">
            <text:p>Soya</text:p>
          </table:table-cell>
          <table:table-cell table:style-name="ce16" office:value-type="float" office:value="7.68" calcext:value-type="float">
            <text:p>7.68</text:p>
          </table:table-cell>
          <table:table-cell table:style-name="ce16" office:value-type="string" calcext:value-type="string">
            <text:p>Macadami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v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16" office:value-type="string" calcext:value-type="string">
            <text:p>Canola</text:p>
          </table:table-cell>
          <table:table-cell table:style-name="ce16" office:value-type="float" office:value="19.18" calcext:value-type="float">
            <text:p>19.18</text:p>
          </table:table-cell>
          <table:table-cell table:style-name="ce16" office:value-type="string" calcext:value-type="string">
            <text:p>Canol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Haba verde</text:p>
          </table:table-cell>
          <table:table-cell table:style-name="ce16" office:value-type="float" office:value="40.5" calcext:value-type="float">
            <text:p>40.5</text:p>
          </table:table-cell>
          <table:table-cell table:style-name="ce67" office:value-type="string" calcext:value-type="string">
            <text:p>Limón real</text:p>
          </table:table-cell>
          <table:table-cell table:style-name="ce16" office:value-type="float" office:value="28.88" calcext:value-type="float">
            <text:p>28.88</text:p>
          </table:table-cell>
          <table:table-cell table:style-name="ce16" office:value-type="string" calcext:value-type="string">
            <text:p>Higo</text:p>
          </table:table-cell>
          <table:table-cell table:style-name="ce16" office:value-type="float" office:value="3.29" calcext:value-type="float">
            <text:p>3.29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16" office:value-type="string" calcext:value-type="string">
            <text:p>Mandarina</text:p>
          </table:table-cell>
          <table:table-cell table:style-name="ce16" office:value-type="float" office:value="16.8" calcext:value-type="float">
            <text:p>16.8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Trigo forrajero seco</text:p>
          </table:table-cell>
          <table:table-cell table:style-name="ce16" office:value-type="float" office:value="22.8" calcext:value-type="float">
            <text:p>22.8</text:p>
          </table:table-cell>
          <table:table-cell table:style-name="ce16" office:value-type="string" calcext:value-type="string">
            <text:p>Haba verde</text:p>
          </table:table-cell>
          <table:table-cell table:style-name="ce16" office:value-type="float" office:value="25.8" calcext:value-type="float">
            <text:p>25.8</text:p>
          </table:table-cell>
          <table:table-cell table:style-name="ce16" office:value-type="string" calcext:value-type="string">
            <text:p>Arrayá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lma africana o de aceit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table:style-name="ce24" office:value-type="string" calcext:value-type="string">
            <text:p>Arándano</text:p>
          </table:table-cell>
          <table:table-cell table:style-name="ce24" office:value-type="float" office:value="0" calcext:value-type="float">
            <text:p>0</text:p>
          </table:table-cell>
          <table:table-cell table:style-name="ce16" office:value-type="string" calcext:value-type="string">
            <text:p>Mandarina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12.56" calcext:value-type="float">
            <text:p>12.56</text:p>
          </table:table-cell>
          <table:table-cell table:style-name="ce16" office:value-type="string" calcext:value-type="string">
            <text:p>Manzanilla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16" office:value-type="string" calcext:value-type="string">
            <text:p>Chabacan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9.46" calcext:value-type="float">
            <text:p>9.46</text:p>
          </table:table-cell>
          <table:table-cell table:style-name="ce16" office:value-type="string" calcext:value-type="string">
            <text:p>Noni</text:p>
          </table:table-cell>
          <table:table-cell table:style-name="ce16" office:value-type="float" office:value="17.38" calcext:value-type="float">
            <text:p>17.38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16" office:value-type="string" calcext:value-type="string">
            <text:p>Eucalipt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ndarina</text:p>
          </table:table-cell>
          <table:table-cell table:style-name="ce16" office:value-type="float" office:value="8.1" calcext:value-type="float">
            <text:p>8.1</text:p>
          </table:table-cell>
          <table:table-cell table:style-name="ce16" office:value-type="string" calcext:value-type="string">
            <text:p>Soya</text:p>
          </table:table-cell>
          <table:table-cell table:style-name="ce16" office:value-type="float" office:value="16.9" calcext:value-type="float">
            <text:p>16.9</text:p>
          </table:table-cell>
          <table:table-cell table:style-name="ce16" office:value-type="string" calcext:value-type="string">
            <text:p>Frutales varios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16" office:value-type="string" calcext:value-type="string">
            <text:p>Frutales vari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utales vari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Higuerilla</text:p>
          </table:table-cell>
          <table:table-cell table:style-name="ce16" office:value-type="float" office:value="3.45" calcext:value-type="float">
            <text:p>3.45</text:p>
          </table:table-cell>
          <table:table-cell table:style-name="ce16" office:value-type="string" calcext:value-type="string">
            <text:p>Higo</text:p>
          </table:table-cell>
          <table:table-cell table:style-name="ce16" office:value-type="float" office:value="3.75" calcext:value-type="float">
            <text:p>3.75</text:p>
          </table:table-cell>
          <table:table-cell table:style-name="ce16" office:value-type="string" calcext:value-type="string">
            <text:p>Macadami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Litch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Higo</text:p>
          </table:table-cell>
          <table:table-cell table:style-name="ce16" office:value-type="float" office:value="1.88" calcext:value-type="float">
            <text:p>1.88</text:p>
          </table:table-cell>
          <table:table-cell table:style-name="ce16" office:value-type="string" calcext:value-type="string">
            <text:p>Arrayá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Macadami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cadami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habacan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lma africana o de aceit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ucalipt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16" office:value-type="string" calcext:value-type="string">
            <text:p>Pitahay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itahay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cadami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Frutales vari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Zapot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Zapo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Zapo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Girasol forrajero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4"/>
        </table:table-row>
        <table:table-row table:style-name="ro5">
          <table:table-cell table:number-columns-repeated="4"/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Litchi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number-columns-repeated="4"/>
          <table:table-cell table:style-name="ce16" office:value-type="string" calcext:value-type="string">
            <text:p>Pitahay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cadamia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4"/>
        </table:table-row>
        <table:table-row table:style-name="ro5">
          <table:table-cell table:number-columns-repeated="4"/>
          <table:table-cell table:style-name="ce16" office:value-type="string" calcext:value-type="string">
            <text:p>Yuca alimentici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Maguey pulquero (miles de lts.)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4"/>
        </table:table-row>
        <table:table-row table:style-name="ro5">
          <table:table-cell table:number-columns-repeated="4"/>
          <table:table-cell table:style-name="ce16" office:value-type="string" calcext:value-type="string">
            <text:p>Zapot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Palma africana o de aceit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number-columns-repeated="6"/>
          <table:table-cell table:style-name="ce16" office:value-type="string" calcext:value-type="string">
            <text:p>Palma de ornato (planta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6" office:value-type="string" calcext:value-type="string">
            <text:p>Pitahay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6" office:value-type="string" calcext:value-type="string">
            <text:p>Zapote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4:28:34</meta:creation-date>
    <meta:initial-creator>Sergio Mercado</meta:initial-creator>
    <dc:language>es-MX</dc:language>
    <dc:date>2020-05-28T19:55:30.345004861</dc:date>
    <meta:editing-cycles>2</meta:editing-cycles>
    <meta:editing-duration>PT1H28M18S</meta:editing-duration>
    <meta:generator>LibreOffice/6.0.7.3$Linux_X86_64 LibreOffice_project/00m0$Build-3</meta:generator>
    <meta:document-statistic meta:table-count="1" meta:cell-count="2748" meta:object-count="0"/>
    <meta:user-defined meta:name="AppVersion">16.0300</meta:user-defined>
    <meta:user-defined meta:name="ContentTypeId">0x0101002B2171659B089F42926CDC89767FF168</meta:user-defined>
  </office:meta>
</office:document-meta>
</file>